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left="0in" fo:margin-right="0in" fo:margin-top="0in" fo:margin-bottom="0in" style:contextual-spacing="false" fo:orphans="1" fo:text-indent="0in" style:auto-text-indent="false"/>
      <style:text-properties loext:padding="0in" loext:border="none"/>
    </style:style>
    <style:style style:name="P3" style:family="paragraph" style:parent-style-name="Standard">
      <style:paragraph-properties fo:margin-top="0in" fo:margin-bottom="0.1965in" style:contextual-spacing="false"/>
    </style:style>
    <style:style style:name="P4"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3">
      <style:paragraph-properties fo:margin-top="0in" fo:margin-bottom="0in" style:contextual-spacing="fals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EdFTp711pgcCUSnH3w0bP14tiD1d4E_z50VsTveIbbz%3Ds96-c&amp;w=64&amp;q=75" xlink:type="simple" xlink:show="embed" xlink:actuate="onLoad"/><svg:title>Sakalans Now</svg:title></draw:frame></text:p>
      <text:p text:style-name="P3">function param in java</text:p>
      <text:p text:style-name="Text_20_body">In Java, a function is called a method and it can take one or more parameters as input. These parameters are listed in the method's declaration and are used to pass information into the method. The data type and name of each parameter must be specified. For example, the following method takes two parameters, an int and a String:</text:p>
      <text:p text:style-name="Preformatted_20_Text"><text:span text:style-name="Source_20_Text">public void exampleMethod(int num, String str) {</text:span></text:p>
      <text:p text:style-name="Preformatted_20_Text"><text:span text:style-name="Source_20_Text"><text:s text:c="4"/>// method code here</text:span></text:p>
      <text:p text:style-name="P1"><text:span text:style-name="Source_20_Text">}</text:span></text:p>
      <text:p text:style-name="Text_20_body">When calling the method, you would pass in actual values for the parameters, like so:</text:p>
      <text:p text:style-name="P1"><text:span text:style-name="Source_20_Text">exampleMethod(5, "hello");</text:span></text:p>
      <text:p text:style-name="Text_20_body">The values passed in (5 and "hello" in this example) are then assigned to the parameters (num and str) and can be used within the method.</text:p>
      <text:p text:style-name="P4"><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EdFTp711pgcCUSnH3w0bP14tiD1d4E_z50VsTveIbbz%3Ds96-c&amp;w=64&amp;q=75" xlink:type="simple" xlink:show="embed" xlink:actuate="onLoad"/><svg:title>Sakalans Now</svg:title></draw:frame></text:p>
      <text:p text:style-name="Text_20_body">param keyword</text:p>
      <text:p text:style-name="Text_20_body">In Java, the "param" keyword is not a reserved keyword and is not used in the standard Java language. It's possible that "param" is being used in a specific context or library that you're working with.</text:p>
      <text:p text:style-name="Text_20_body">It's worth noting that in certain libraries, frameworks or tools, the keyword "param" may have a different meaning, it could be used to indicate the parameter of a function or method in documentation or comments, for example.</text:p>
      <text:p text:style-name="Text_20_body">I would recommend looking at the specific documentation or context in which "param" is being used to understand its meaning and usage.</text:p>
      <text:p text:style-name="P4"><draw:frame draw:style-name="fr2" draw:name="Image5" text:anchor-type="as-char" svg:width="0.7874in" svg:height="0.3937in" draw:z-index="4"><draw:image xlink:href="Pictures/1000004E0000000000000000DB8080F90BBAFF57.svg" xlink:type="simple" xlink:show="embed" xlink:actuate="onLoad" draw:mime-type="image/svg+xml"/></draw:frame><draw:frame draw:style-name="fr1" draw:name="Image6" text:anchor-type="char" svg:x="0in" svg:width="0.0161in" svg:height="0.0161in" draw:z-index="5"><draw:image xlink:href="https://chat.openai.com/_next/image?url=https%3A%2F%2Flh3.googleusercontent.com%2Fa%2FAEdFTp711pgcCUSnH3w0bP14tiD1d4E_z50VsTveIbbz%3Ds96-c&amp;w=64&amp;q=75" xlink:type="simple" xlink:show="embed" xlink:actuate="onLoad"/><svg:title>Sakalans Now</svg:title></draw:frame></text:p>
      <text:p text:style-name="Text_20_body">move from functions to next topic in java</text:p>
      <text:p text:style-name="Text_20_body">Java is a general-purpose programming language and has many features and concepts to learn beyond functions (or methods as they are called in Java). Some other topics you may want to explore include:</text:p>
      <text:list text:style-name="L1">
        <text:list-item>
          <text:p text:style-name="P6">Classes and objects: Java is an object-oriented language, and understanding how to create and use classes and objects is essential.</text:p>
        </text:list-item>
        <text:list-item>
          <text:p text:style-name="P6">Inheritance and polymorphism: These concepts allow you to create classes that inherit properties and behavior from parent classes, and to use objects of different classes interchangeably.</text:p>
        </text:list-item>
        <text:list-item>
          <text:p text:style-name="P6">Interfaces: Interfaces are a way to define a contract for classes to follow, without specifying how the methods should be implemented.</text:p>
        </text:list-item>
        <text:list-item>
          <text:p text:style-name="P6">Exception handling: Java provides a robust mechanism for handling errors and exceptions, which is important for writing stable and maintainable code.</text:p>
        </text:list-item>
        <text:list-item>
          <text:p text:style-name="P6"><text:soft-page-break/>Generics: Generics allow you to write code that can work with multiple types, without having to write a separate version of the code for each type.</text:p>
        </text:list-item>
        <text:list-item>
          <text:p text:style-name="P6">Collections: Java provides a number of built-in classes for working with collections of data, such as lists and maps.</text:p>
        </text:list-item>
        <text:list-item>
          <text:p text:style-name="P5">Concurrency: Java provides a number of features for writing multi-threaded code, which is important for writing responsive and efficient programs.</text:p>
        </text:list-item>
      </text:list>
      <text:p text:style-name="Text_20_body">You can also explore more advanced topics like JPA, Spring, Hibernate, JUnit, etc. All these topics are large and complex, and it will take time and practice to master them.</text:p>
      <text:p text:style-name="P4"><draw:frame draw:style-name="fr2" draw:name="Image7" text:anchor-type="as-char" svg:width="0.7874in" svg:height="0.3937in" draw:z-index="6"><draw:image xlink:href="Pictures/1000004E0000000000000000DB8080F90BBAFF57.svg" xlink:type="simple" xlink:show="embed" xlink:actuate="onLoad" draw:mime-type="image/svg+xml"/></draw:frame><draw:frame draw:style-name="fr1" draw:name="Image8" text:anchor-type="char" svg:x="0in" svg:width="0.0161in" svg:height="0.0161in" draw:z-index="7"><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are arrays</text:p>
      <text:p text:style-name="Text_20_body">In Java, an array is a container object that holds a fixed number of values of a single type. The values can be of any type, such as primitive types (e.g. int, double), or reference types (e.g. objects).</text:p>
      <text:p text:style-name="Text_20_body">An array is created using the new operator and specifying the type of elements it will hold, followed by square brackets and the number of elements it will hold. For example:</text:p>
      <text:p text:style-name="P1"><text:span text:style-name="Source_20_Text">int[] numbers = new int[5];</text:span></text:p>
      <text:p text:style-name="Text_20_body">This creates an array of integers, with a length of 5. The elements of the array are indexed from 0 to 4. You can access each element of the array by its index, like this:</text:p>
      <text:p text:style-name="Preformatted_20_Text"><text:span text:style-name="Source_20_Text">numbers[0] = 1;</text:span></text:p>
      <text:p text:style-name="P1"><text:span text:style-name="Source_20_Text">numbers[1] = 2;</text:span></text:p>
      <text:p text:style-name="Text_20_body">You can also create and initialize an array with values using the shorthand notation</text:p>
      <text:p text:style-name="P1"><text:span text:style-name="Source_20_Text">int[] numbers = {1,2,3,4,5};</text:span></text:p>
      <text:p text:style-name="Text_20_body">You can also create multi-dimensional arrays in Java, by using multiple sets of square brackets.</text:p>
      <text:p text:style-name="Text_20_body">Java provides several useful methods in the <text:span text:style-name="Source_20_Text">java.util.Arrays</text:span> class to perform operations on arrays like sorting, searching, etc.</text:p>
      <text:p text:style-name="Text_20_body">It's important to know that once the size of an array is set, it can't be changed. If the size of an array needs to be increased, a new array with the desired size must be created and the elements from the old array must be copied to the new array.</text:p>
      <text:p text:style-name="P4"><draw:frame draw:style-name="fr2" draw:name="Image9" text:anchor-type="as-char" svg:width="0.7874in" svg:height="0.3937in" draw:z-index="8"><draw:image xlink:href="Pictures/1000004E0000000000000000DB8080F90BBAFF57.svg" xlink:type="simple" xlink:show="embed" xlink:actuate="onLoad" draw:mime-type="image/svg+xml"/></draw:frame><draw:frame draw:style-name="fr1" draw:name="Image10" text:anchor-type="char" svg:x="0in" svg:width="0.0161in" svg:height="0.0161in" draw:z-index="9"><draw:image xlink:href="https://chat.openai.com/_next/image?url=https%3A%2F%2Flh3.googleusercontent.com%2Fa%2FAEdFTp711pgcCUSnH3w0bP14tiD1d4E_z50VsTveIbbz%3Ds96-c&amp;w=64&amp;q=75" xlink:type="simple" xlink:show="embed" xlink:actuate="onLoad"/><svg:title>Sakalans Now</svg:title></draw:frame></text:p>
      <text:p text:style-name="Text_20_body">arrays methods</text:p>
      <text:p text:style-name="Text_20_body">Java provides several useful methods in the <text:span text:style-name="Source_20_Text">java.util.Arrays</text:span> class to perform operations on arrays. Some of the most commonly used methods are:</text:p>
      <text:list text:style-name="L2">
        <text:list-item>
          <text:p text:style-name="P8"><text:span text:style-name="Source_20_Text">sort(T[] a)</text:span>: Sorts the specified array of elements into ascending numerical order.</text:p>
        </text:list-item>
        <text:list-item>
          <text:p text:style-name="P8"><text:span text:style-name="Source_20_Text">binarySearch(T[] a, T key)</text:span>: Searches the specified array for the specified value using the binary search algorithm.</text:p>
        </text:list-item>
        <text:list-item>
          <text:p text:style-name="P8"><text:span text:style-name="Source_20_Text">fill(T[] a, T val)</text:span>: Assigns the specified value to each element of the specified array of primitives.</text:p>
        </text:list-item>
        <text:list-item>
          <text:p text:style-name="P8"><text:soft-page-break/><text:span text:style-name="Source_20_Text">equals(T[] a, T[] a2)</text:span>: Returns true if the two specified arrays of primitives are equal to one another.</text:p>
        </text:list-item>
        <text:list-item>
          <text:p text:style-name="P8"><text:span text:style-name="Source_20_Text">toString(T[] a)</text:span>: Returns a string representation of the contents of the specified array.</text:p>
        </text:list-item>
        <text:list-item>
          <text:p text:style-name="P8"><text:span text:style-name="Source_20_Text">copyOf(T[] original, int newLength)</text:span>: Returns a copy of the specified array, truncated or padded with zeros to obtain the specified length.</text:p>
        </text:list-item>
        <text:list-item>
          <text:p text:style-name="P7"><text:span text:style-name="Source_20_Text">asList(T... a)</text:span>: Returns a fixed-size list backed by the specified array.</text:p>
        </text:list-item>
      </text:list>
      <text:p text:style-name="Text_20_body">There are many other useful methods provided by the <text:span text:style-name="Source_20_Text">java.util.Arrays</text:span> class. You can refer to the official Java documentation for a full list of methods and their usage.</text:p>
      <text:p text:style-name="P4"><draw:frame draw:style-name="fr2" draw:name="Image11" text:anchor-type="as-char" svg:width="0.7874in" svg:height="0.3937in" draw:z-index="10"><draw:image xlink:href="Pictures/1000004E0000000000000000DB8080F90BBAFF57.svg" xlink:type="simple" xlink:show="embed" xlink:actuate="onLoad" draw:mime-type="image/svg+xml"/></draw:frame><draw:frame draw:style-name="fr1" draw:name="Image12" text:anchor-type="char" svg:x="0in" svg:width="0.0161in" svg:height="0.0161in" draw:z-index="11"><draw:image xlink:href="https://chat.openai.com/_next/image?url=https%3A%2F%2Flh3.googleusercontent.com%2Fa%2FAEdFTp711pgcCUSnH3w0bP14tiD1d4E_z50VsTveIbbz%3Ds96-c&amp;w=64&amp;q=75" xlink:type="simple" xlink:show="embed" xlink:actuate="onLoad"/><svg:title>Sakalans Now</svg:title></draw:frame></text:p>
      <text:p text:style-name="Text_20_body">show examples</text:p>
      <text:p text:style-name="Text_20_body">Sure, here are some examples of using the <text:span text:style-name="Source_20_Text">java.util.Arrays</text:span> methods:</text:p>
      <text:list text:style-name="L3">
        <text:list-item>
          <text:p text:style-name="P9">Sorting an array of integers:</text:p>
        </text:list-item>
      </text:list>
      <text:p text:style-name="Preformatted_20_Text"><text:span text:style-name="Source_20_Text">int[] numbers = {3, 1, 4, 2, 5};</text:span></text:p>
      <text:p text:style-name="Preformatted_20_Text"><text:span text:style-name="Source_20_Text">Arrays.sort(numbers);</text:span></text:p>
      <text:p text:style-name="P1"><text:span text:style-name="Source_20_Text">System.out.println(Arrays.toString(numbers)); // Output: [1, 2, 3, 4, 5]</text:span></text:p>
      <text:list text:style-name="L4">
        <text:list-item>
          <text:p text:style-name="P10">Searching an element in an array of strings:</text:p>
        </text:list-item>
      </text:list>
      <text:p text:style-name="Preformatted_20_Text"><text:span text:style-name="Source_20_Text">String[] names = {"John", "Mike", "Sarah", "Kate"};</text:span></text:p>
      <text:p text:style-name="Preformatted_20_Text"><text:span text:style-name="Source_20_Text">int index = Arrays.binarySearch(names, "Mike");</text:span></text:p>
      <text:p text:style-name="P1"><text:span text:style-name="Source_20_Text">System.out.println(index); // Output: 1</text:span></text:p>
      <text:list text:style-name="L5">
        <text:list-item>
          <text:p text:style-name="P11">Filling an array with a specific value:</text:p>
        </text:list-item>
      </text:list>
      <text:p text:style-name="Preformatted_20_Text"><text:span text:style-name="Source_20_Text">int[] numbers = new int[5];</text:span></text:p>
      <text:p text:style-name="Preformatted_20_Text"><text:span text:style-name="Source_20_Text">Arrays.fill(numbers, 1);</text:span></text:p>
      <text:p text:style-name="P1"><text:span text:style-name="Source_20_Text">System.out.println(Arrays.toString(numbers)); // Output: [1, 1, 1, 1, 1]</text:span></text:p>
      <text:list text:style-name="L6">
        <text:list-item>
          <text:p text:style-name="P12">Comparing two arrays for equality:</text:p>
        </text:list-item>
      </text:list>
      <text:p text:style-name="Preformatted_20_Text"><text:span text:style-name="Source_20_Text">int[] numbers1 = {1, 2, 3};</text:span></text:p>
      <text:p text:style-name="Preformatted_20_Text"><text:span text:style-name="Source_20_Text">int[] numbers2 = {1, 2, 3};</text:span></text:p>
      <text:p text:style-name="Preformatted_20_Text"><text:span text:style-name="Source_20_Text">boolean areEqual = Arrays.equals(numbers1, numbers2);</text:span></text:p>
      <text:p text:style-name="P1"><text:span text:style-name="Source_20_Text">System.out.println(areEqual); // Output: true</text:span></text:p>
      <text:list text:style-name="L7">
        <text:list-item>
          <text:p text:style-name="P13">Creating a List from an Array:</text:p>
        </text:list-item>
      </text:list>
      <text:p text:style-name="Preformatted_20_Text"><text:span text:style-name="Source_20_Text">Integer[] numbers = {1, 2, 3, 4, 5};</text:span></text:p>
      <text:p text:style-name="Preformatted_20_Text"><text:span text:style-name="Source_20_Text">List&lt;Integer&gt; numbersList = Arrays.asList(numbers);</text:span></text:p>
      <text:p text:style-name="P1"><text:span text:style-name="Source_20_Text">System.out.println(numbersList); // Output : [1, 2, 3, 4, 5]</text:span></text:p>
      <text:p text:style-name="Text_20_body">Keep in mind that these are just a few examples, you can find more information about the methods of the <text:span text:style-name="Source_20_Text">java.util.Arrays</text:span> class in the official Java documentation.</text:p>
      <text:p text:style-name="P4"><draw:frame draw:style-name="fr2" draw:name="Image13" text:anchor-type="as-char" svg:width="0.7874in" svg:height="0.3937in" draw:z-index="12"><draw:image xlink:href="Pictures/1000004E0000000000000000DB8080F90BBAFF57.svg" xlink:type="simple" xlink:show="embed" xlink:actuate="onLoad" draw:mime-type="image/svg+xml"/></draw:frame><draw:frame draw:style-name="fr1" draw:name="Image14" text:anchor-type="char" svg:x="0in" svg:width="0.0161in" svg:height="0.0161in" draw:z-index="13"><draw:image xlink:href="https://chat.openai.com/_next/image?url=https%3A%2F%2Flh3.googleusercontent.com%2Fa%2FAEdFTp711pgcCUSnH3w0bP14tiD1d4E_z50VsTveIbbz%3Ds96-c&amp;w=64&amp;q=75" xlink:type="simple" xlink:show="embed" xlink:actuate="onLoad"/><svg:title>Sakalans Now</svg:title></draw:frame></text:p>
      <text:p text:style-name="Text_20_body">you made my day</text:p>
      <text:p text:style-name="Text_20_body"><text:soft-page-break/>I'm glad I could help! As a language model AI, my purpose is to assist you in your questions and provide you with the information you need. Let me know if there is anything else I can help you with.</text:p>
      <text:p text:style-name="P4"><draw:frame draw:style-name="fr2" draw:name="Image15" text:anchor-type="as-char" svg:width="0.7874in" svg:height="0.3937in" draw:z-index="14"><draw:image xlink:href="Pictures/1000004E0000000000000000DB8080F90BBAFF57.svg" xlink:type="simple" xlink:show="embed" xlink:actuate="onLoad" draw:mime-type="image/svg+xml"/></draw:frame><draw:frame draw:style-name="fr1" draw:name="Image16" text:anchor-type="char" svg:x="0in" svg:width="0.0161in" svg:height="0.0161in" draw:z-index="15"><draw:image xlink:href="https://chat.openai.com/_next/image?url=https%3A%2F%2Flh3.googleusercontent.com%2Fa%2FAEdFTp711pgcCUSnH3w0bP14tiD1d4E_z50VsTveIbbz%3Ds96-c&amp;w=64&amp;q=75" xlink:type="simple" xlink:show="embed" xlink:actuate="onLoad"/><svg:title>Sakalans Now</svg:title></draw:frame></text:p>
      <text:p text:style-name="Text_20_body">lets move to detailed oop with comments</text:p>
      <text:p text:style-name="Text_20_body">Sure, I'd be happy to give you a detailed overview of object-oriented programming (OOP) in Java, along with some example code and comments.</text:p>
      <text:p text:style-name="Text_20_body">OOP is a programming paradigm that is based on the concept of "objects", which can represent real-world entities, such as a person, a bank account, or a car. Each object has its own state (data) and behavior (methods), and can interact with other objects.</text:p>
      <text:p text:style-name="Text_20_body">In Java, objects are created from classes. A class is a blueprint for creating objects, and it defines the state and behavior of the objects that will be created from it. Here is an example of a simple class in Java:</text:p>
      <text:p text:style-name="Preformatted_20_Text"><text:span text:style-name="Source_20_Text">// A class to represent a bank account</text:span></text:p>
      <text:p text:style-name="Preformatted_20_Text"><text:span text:style-name="Source_20_Text">class BankAccount {</text:span></text:p>
      <text:p text:style-name="Preformatted_20_Text"><text:span text:style-name="Source_20_Text"><text:s text:c="4"/>// The account balance</text:span></text:p>
      <text:p text:style-name="Preformatted_20_Text"><text:span text:style-name="Source_20_Text"><text:s text:c="4"/>private double balance;</text:span></text:p>
      <text:p text:style-name="Preformatted_20_Text"/>
      <text:p text:style-name="Preformatted_20_Text"><text:span text:style-name="Source_20_Text"><text:s text:c="4"/>// A constructor to set the initial balance</text:span></text:p>
      <text:p text:style-name="Preformatted_20_Text"><text:span text:style-name="Source_20_Text"><text:s text:c="4"/>public BankAccount(double initialBalance) {</text:span></text:p>
      <text:p text:style-name="Preformatted_20_Text"><text:span text:style-name="Source_20_Text"><text:s text:c="8"/>balance = initialBalance;</text:span></text:p>
      <text:p text:style-name="Preformatted_20_Text"><text:span text:style-name="Source_20_Text"><text:s text:c="4"/>}</text:span></text:p>
      <text:p text:style-name="Preformatted_20_Text"/>
      <text:p text:style-name="Preformatted_20_Text"><text:span text:style-name="Source_20_Text"><text:s text:c="4"/>// A method to deposit money into the account</text:span></text:p>
      <text:p text:style-name="Preformatted_20_Text"><text:span text:style-name="Source_20_Text"><text:s text:c="4"/>public void deposit(double amount) {</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 A method to withdraw money from the account</text:span></text:p>
      <text:p text:style-name="Preformatted_20_Text"><text:span text:style-name="Source_20_Text"><text:s text:c="4"/>public void withdraw(double amount) {</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 A method to get the current balance</text:span></text:p>
      <text:p text:style-name="Preformatted_20_Text"><text:span text:style-name="Source_20_Text"><text:s text:c="4"/>public double getBalance() {</text:span></text:p>
      <text:p text:style-name="Preformatted_20_Text"><text:span text:style-name="Source_20_Text"><text:s text:c="8"/>return balance;</text:span></text:p>
      <text:p text:style-name="Preformatted_20_Text"><text:span text:style-name="Source_20_Text"><text:s text:c="4"/>}</text:span></text:p>
      <text:p text:style-name="P1"><text:span text:style-name="Source_20_Text">}</text:span></text:p>
      <text:p text:style-name="Text_20_body">This class defines a BankAccount, with an initial balance passed to the constructor and methods to deposit, withdraw and get the current balance of the account.</text:p>
      <text:p text:style-name="Text_20_body">You can create an object from this class by using the <text:span text:style-name="Source_20_Text">new</text:span> operator:</text:p>
      <text:p text:style-name="P1"><text:span text:style-name="Source_20_Text">BankAccount account = new BankAccount(1000);</text:span></text:p>
      <text:p text:style-name="Text_20_body">You can then use the object to call its methods:</text:p>
      <text:p text:style-name="Preformatted_20_Text"><text:span text:style-name="Source_20_Text">account.deposit(500);</text:span></text:p>
      <text:p text:style-name="Preformatted_20_Text"><text:span text:style-name="Source_20_Text">account.withdraw(200);</text:span></text:p>
      <text:p text:style-name="P1"><text:span text:style-name="Source_20_Text">double balance = account.getBalance();</text:span></text:p>
      <text:p text:style-name="Text_20_body"><text:soft-page-break/>This is a basic example of how classes and objects work in Java. There are many other concepts in OOP such as inheritance, polymorphism, interfaces, etc. that you can learn and use to create more complex and powerful programs.</text:p>
      <text:p text:style-name="Text_20_body">Please let me know if there is any specific aspect of OOP you would like to know more about.</text:p>
      <text:p text:style-name="P4"><draw:frame draw:style-name="fr2" draw:name="Image17" text:anchor-type="as-char" svg:width="0.7874in" svg:height="0.3937in" draw:z-index="16"><draw:image xlink:href="Pictures/1000004E0000000000000000DB8080F90BBAFF57.svg" xlink:type="simple" xlink:show="embed" xlink:actuate="onLoad" draw:mime-type="image/svg+xml"/></draw:frame><draw:frame draw:style-name="fr1" draw:name="Image18" text:anchor-type="char" svg:x="0in" svg:width="0.0161in" svg:height="0.0161in" draw:z-index="17"><draw:image xlink:href="https://chat.openai.com/_next/image?url=https%3A%2F%2Flh3.googleusercontent.com%2Fa%2FAEdFTp711pgcCUSnH3w0bP14tiD1d4E_z50VsTveIbbz%3Ds96-c&amp;w=64&amp;q=75" xlink:type="simple" xlink:show="embed" xlink:actuate="onLoad"/><svg:title>Sakalans Now</svg:title></draw:frame></text:p>
      <text:p text:style-name="Text_20_body">how to creat a class and object</text:p>
      <text:p text:style-name="Text_20_body">To create a class in Java, you use the <text:span text:style-name="Source_20_Text">class</text:span> keyword followed by the name of the class. The class definition should be placed in its own file with the same name as the class, and the file should have the <text:span text:style-name="Source_20_Text">.java</text:span> extension. For example, if you want to create a class called <text:span text:style-name="Source_20_Text">Person</text:span>, you should create a file called <text:span text:style-name="Source_20_Text">Person.java</text:span>. Here is an example of a simple class in Java:</text:p>
      <text:p text:style-name="Preformatted_20_Text"><text:span text:style-name="Source_20_Text">// A class to represent a person</text:span></text:p>
      <text:p text:style-name="Preformatted_20_Text"><text:span text:style-name="Source_20_Text">class Person {</text:span></text:p>
      <text:p text:style-name="Preformatted_20_Text"><text:span text:style-name="Source_20_Text"><text:s text:c="4"/>// Instance variables to store the person's name and age</text:span></text:p>
      <text:p text:style-name="Preformatted_20_Text"><text:span text:style-name="Source_20_Text"><text:s text:c="4"/>private String name;</text:span></text:p>
      <text:p text:style-name="Preformatted_20_Text"><text:span text:style-name="Source_20_Text"><text:s text:c="4"/>private int age;</text:span></text:p>
      <text:p text:style-name="Preformatted_20_Text"/>
      <text:p text:style-name="Preformatted_20_Text"><text:span text:style-name="Source_20_Text"><text:s text:c="4"/>// A constructor to set the initial name and age</text:span></text:p>
      <text:p text:style-name="Preformatted_20_Text"><text:span text:style-name="Source_20_Text"><text:s text:c="4"/>public Person(String initialName, int initialAge) {</text:span></text:p>
      <text:p text:style-name="Preformatted_20_Text"><text:span text:style-name="Source_20_Text"><text:s text:c="8"/>name = initialName;</text:span></text:p>
      <text:p text:style-name="Preformatted_20_Text"><text:span text:style-name="Source_20_Text"><text:s text:c="8"/>age = initialAge;</text:span></text:p>
      <text:p text:style-name="Preformatted_20_Text"><text:span text:style-name="Source_20_Text"><text:s text:c="4"/>}</text:span></text:p>
      <text:p text:style-name="Preformatted_20_Text"/>
      <text:p text:style-name="Preformatted_20_Text"><text:span text:style-name="Source_20_Text"><text:s text:c="4"/>// A method to set the person's name</text:span></text:p>
      <text:p text:style-name="Preformatted_20_Text"><text:span text:style-name="Source_20_Text"><text:s text:c="4"/>public void setName(String newName) {</text:span></text:p>
      <text:p text:style-name="Preformatted_20_Text"><text:span text:style-name="Source_20_Text"><text:s text:c="8"/>name = newName;</text:span></text:p>
      <text:p text:style-name="Preformatted_20_Text"><text:span text:style-name="Source_20_Text"><text:s text:c="4"/>}</text:span></text:p>
      <text:p text:style-name="Preformatted_20_Text"/>
      <text:p text:style-name="Preformatted_20_Text"><text:span text:style-name="Source_20_Text"><text:s text:c="4"/>// A method to get the person's name</text:span></text:p>
      <text:p text:style-name="Preformatted_20_Text"><text:span text:style-name="Source_20_Text"><text:s text:c="4"/>public String getName() {</text:span></text:p>
      <text:p text:style-name="Preformatted_20_Text"><text:span text:style-name="Source_20_Text"><text:s text:c="8"/>return name;</text:span></text:p>
      <text:p text:style-name="Preformatted_20_Text"><text:span text:style-name="Source_20_Text"><text:s text:c="4"/>}</text:span></text:p>
      <text:p text:style-name="Preformatted_20_Text"/>
      <text:p text:style-name="Preformatted_20_Text"><text:span text:style-name="Source_20_Text"><text:s text:c="4"/>// A method to set the person's age</text:span></text:p>
      <text:p text:style-name="Preformatted_20_Text"><text:span text:style-name="Source_20_Text"><text:s text:c="4"/>public void setAge(int newAge) {</text:span></text:p>
      <text:p text:style-name="Preformatted_20_Text"><text:span text:style-name="Source_20_Text"><text:s text:c="8"/>age = newAge;</text:span></text:p>
      <text:p text:style-name="Preformatted_20_Text"><text:span text:style-name="Source_20_Text"><text:s text:c="4"/>}</text:span></text:p>
      <text:p text:style-name="Preformatted_20_Text"/>
      <text:p text:style-name="Preformatted_20_Text"><text:span text:style-name="Source_20_Text"><text:s text:c="4"/>// A method to get the person's age</text:span></text:p>
      <text:p text:style-name="Preformatted_20_Text"><text:span text:style-name="Source_20_Text"><text:s text:c="4"/>public int getAge() {</text:span></text:p>
      <text:p text:style-name="Preformatted_20_Text"><text:span text:style-name="Source_20_Text"><text:s text:c="8"/>return age;</text:span></text:p>
      <text:p text:style-name="Preformatted_20_Text"><text:span text:style-name="Source_20_Text"><text:s text:c="4"/>}</text:span></text:p>
      <text:p text:style-name="P1"><text:span text:style-name="Source_20_Text">}</text:span></text:p>
      <text:p text:style-name="Text_20_body">Once you have created a class, you can create objects from it. An object is an instance of a class. To create an object, you use the <text:span text:style-name="Source_20_Text">new</text:span> operator followed by the constructor of the class. The constructor is a special method that is used to initialize the state of the object. Here is an example of how to create an object from the <text:span text:style-name="Source_20_Text">Person</text:span> class:</text:p>
      <text:p text:style-name="P1"><text:span text:style-name="Source_20_Text">Person person = new Person("John Doe", 30);</text:span></text:p>
      <text:p text:style-name="Text_20_body">This creates a new object of the <text:span text:style-name="Source_20_Text">Person</text:span> class, with the name "John Doe" and age 30.</text:p>
      <text:p text:style-name="Text_20_body"><text:soft-page-break/>You can also create more objects from the same class and each object will have its own state and behavior.</text:p>
      <text:p text:style-name="Preformatted_20_Text"><text:span text:style-name="Source_20_Text">Person person1 = new Person("Jane Doe", 25);</text:span></text:p>
      <text:p text:style-name="P1"><text:span text:style-name="Source_20_Text">Person person2 = new Person("Mike Smith", 35);</text:span></text:p>
      <text:p text:style-name="Text_20_body">You can access the state and behavior of an object by calling its methods and accessing its instance variables.</text:p>
      <text:p text:style-name="Preformatted_20_Text"><text:span text:style-name="Source_20_Text">System.out.println(person.getName()); // Output: "John Doe"</text:span></text:p>
      <text:p text:style-name="Preformatted_20_Text"><text:span text:style-name="Source_20_Text">person.setAge(35);</text:span></text:p>
      <text:p text:style-name="P1"><text:span text:style-name="Source_20_Text">System.out.println(person.getAge()); // Output: 35</text:span></text:p>
      <text:p text:style-name="Text_20_body">You can also use the object to call methods on it.</text:p>
      <text:p text:style-name="Preformatted_20_Text"><text:span text:style-name="Source_20_Text">person.setName("Jane Smith");</text:span></text:p>
      <text:p text:style-name="P1"><text:span text:style-name="Source_20_Text">String name = person.getName();</text:span></text:p>
      <text:p text:style-name="Text_20_body">This is a basic example of how to create a class and an object in Java, and how to use the object to call its methods and access its state.</text:p>
      <text:p text:style-name="P4"><draw:frame draw:style-name="fr2" draw:name="Image19" text:anchor-type="as-char" svg:width="0.7874in" svg:height="0.3937in" draw:z-index="18"><draw:image xlink:href="Pictures/1000004E0000000000000000DB8080F90BBAFF57.svg" xlink:type="simple" xlink:show="embed" xlink:actuate="onLoad" draw:mime-type="image/svg+xml"/></draw:frame><draw:frame draw:style-name="fr1" draw:name="Image20" text:anchor-type="char" svg:x="0in" svg:width="0.0161in" svg:height="0.0161in" draw:z-index="19"><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is encapsulation and access modifiers</text:p>
      <text:p text:style-name="Text_20_body">Encapsulation is one of the fundamental principles of object-oriented programming (OOP) and it's used to hide the internal details of a class from the outside world. This helps to create a clear boundary between the class and the code that uses the class, making the class more robust and easy to maintain.</text:p>
      <text:p text:style-name="Text_20_body">Java provides several access modifiers that can be used to control the visibility of a class's members (variables and methods). The access modifiers are:</text:p>
      <text:list text:style-name="L8">
        <text:list-item>
          <text:p text:style-name="P15"><text:span text:style-name="Source_20_Text">public</text:span>: A member that is declared as public can be accessed from anywhere.</text:p>
        </text:list-item>
        <text:list-item>
          <text:p text:style-name="P15"><text:span text:style-name="Source_20_Text">private</text:span>: A member that is declared as private can only be accessed from within the same class.</text:p>
        </text:list-item>
        <text:list-item>
          <text:p text:style-name="P15"><text:span text:style-name="Source_20_Text">protected</text:span>: A member that is declared as protected can be accessed from within the same package or from a subclass in a different package.</text:p>
        </text:list-item>
        <text:list-item>
          <text:p text:style-name="P14"><text:span text:style-name="Source_20_Text">default</text:span>: A member that doesn't have an access modifier specified is considered as having default access. It can be accessed from within the same package.</text:p>
        </text:list-item>
      </text:list>
      <text:p text:style-name="Text_20_body">Encapsulation is achieved by using the private access modifier for the class's instance variables, and providing public methods to access and modify the private data. This way, the class's internal state can be controlled and validated, and the class's behavior can be changed without affecting the code that uses the class.</text:p>
      <text:p text:style-name="Text_20_body">Here is an example:</text:p>
      <text:p text:style-name="Preformatted_20_Text"><text:span text:style-name="Source_20_Text">class BankAccount {</text:span></text:p>
      <text:p text:style-name="Preformatted_20_Text"><text:span text:style-name="Source_20_Text"><text:s text:c="4"/>// The account balance</text:span></text:p>
      <text:p text:style-name="Preformatted_20_Text"><text:span text:style-name="Source_20_Text"><text:s text:c="4"/>private double balance;</text:span></text:p>
      <text:p text:style-name="Preformatted_20_Text"/>
      <text:p text:style-name="Preformatted_20_Text"><text:span text:style-name="Source_20_Text"><text:s text:c="4"/>// A constructor to set the initial balance</text:span></text:p>
      <text:p text:style-name="Preformatted_20_Text"><text:span text:style-name="Source_20_Text"><text:s text:c="4"/>public BankAccount(double initialBalance) {</text:span></text:p>
      <text:p text:style-name="Preformatted_20_Text"><text:span text:style-name="Source_20_Text"><text:s text:c="8"/>balance = initialBalance;</text:span></text:p>
      <text:p text:style-name="Preformatted_20_Text"><text:soft-page-break/><text:span text:style-name="Source_20_Text"><text:s text:c="4"/>}</text:span></text:p>
      <text:p text:style-name="Preformatted_20_Text"/>
      <text:p text:style-name="Preformatted_20_Text"><text:span text:style-name="Source_20_Text"><text:s text:c="4"/>// A method to deposit money into the account</text:span></text:p>
      <text:p text:style-name="Preformatted_20_Text"><text:span text:style-name="Source_20_Text"><text:s text:c="4"/>public void deposit(double amount) {</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 A method to withdraw money from the account</text:span></text:p>
      <text:p text:style-name="Preformatted_20_Text"><text:span text:style-name="Source_20_Text"><text:s text:c="4"/>public void withdraw(double amount) {</text:span></text:p>
      <text:p text:style-name="Preformatted_20_Text"><text:span text:style-name="Source_20_Text"><text:s text:c="8"/>if (amount &gt; balance) {</text:span></text:p>
      <text:p text:style-name="Preformatted_20_Text"><text:span text:style-name="Source_20_Text"><text:s text:c="12"/>System.out.println("Insufficient funds");</text:span></text:p>
      <text:p text:style-name="Preformatted_20_Text"><text:span text:style-name="Source_20_Text"><text:s text:c="8"/>} else {</text:span></text:p>
      <text:p text:style-name="Preformatted_20_Text"><text:span text:style-name="Source_20_Text"><text:s text:c="12"/>balance -= amoun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A method to get the current balance</text:span></text:p>
      <text:p text:style-name="Preformatted_20_Text"><text:span text:style-name="Source_20_Text"><text:s text:c="4"/>public double getBalance() {</text:span></text:p>
      <text:p text:style-name="Preformatted_20_Text"><text:span text:style-name="Source_20_Text"><text:s text:c="8"/>return balance;</text:span></text:p>
      <text:p text:style-name="Preformatted_20_Text"><text:span text:style-name="Source_20_Text"><text:s text:c="4"/>}</text:span></text:p>
      <text:p text:style-name="P1"><text:span text:style-name="Source_20_Text">}</text:span></text:p>
      <text:p text:style-name="Text_20_body">Here the instance variable balance is private, so it can't be accessed or modified directly from outside the class. Instead, the class provides public methods to deposit, withdraw and get the balance, which can be used to access and modify the balance.</text:p>
      <text:p text:style-name="Text_20_body">In this way, the internal data is hidden and can be changed only by using the methods, making the class more robust and easier to maintain.</text:p>
      <text:p text:style-name="Text_20_body">It's worth noting that encapsulation is not only about hiding implementation details, but also about providing a clear and consistent interface that separates the code that uses the class from the code that implements the class.</text:p>
      <text:p text:style-name="P4"><draw:frame draw:style-name="fr2" draw:name="Image21" text:anchor-type="as-char" svg:width="0.7874in" svg:height="0.3937in" draw:z-index="20"><draw:image xlink:href="Pictures/1000004E0000000000000000DB8080F90BBAFF57.svg" xlink:type="simple" xlink:show="embed" xlink:actuate="onLoad" draw:mime-type="image/svg+xml"/></draw:frame><draw:frame draw:style-name="fr1" draw:name="Image22" text:anchor-type="char" svg:x="0in" svg:width="0.0161in" svg:height="0.0161in" draw:z-index="21"><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is polymorphism in details and comments</text:p>
      <text:p text:style-name="Text_20_body">Polymorphism is one of the fundamental principles of object-oriented programming (OOP) and it allows objects of different classes to be used interchangeably. The word polymorphism comes from Greek, and it means "many forms".</text:p>
      <text:p text:style-name="Text_20_body">In Java, polymorphism is achieved by using interfaces and inheritance. An interface is a contract that defines a set of methods that a class should implement. A class that implements an interface must provide an implementation for all of the methods defined in the interface.</text:p>
      <text:p text:style-name="Text_20_body">Here is an example of an interface in Java:</text:p>
      <text:p text:style-name="Preformatted_20_Text"><text:span text:style-name="Source_20_Text">interface Shape {</text:span></text:p>
      <text:p text:style-name="Preformatted_20_Text"><text:span text:style-name="Source_20_Text"><text:s text:c="4"/>double getArea();</text:span></text:p>
      <text:p text:style-name="Preformatted_20_Text"><text:span text:style-name="Source_20_Text"><text:s text:c="4"/>double getPerimeter();</text:span></text:p>
      <text:p text:style-name="P1"><text:span text:style-name="Source_20_Text">}</text:span></text:p>
      <text:p text:style-name="Text_20_body">This interface defines two methods that any class that implements it should provide an implementation for.</text:p>
      <text:p text:style-name="Text_20_body">Here is an example of a class that implements the Shape interface:</text:p>
      <text:p text:style-name="Preformatted_20_Text"><text:span text:style-name="Source_20_Text">class Rectangle implements Shape {</text:span></text:p>
      <text:p text:style-name="Preformatted_20_Text"><text:soft-page-break/><text:span text:style-name="Source_20_Text"><text:s text:c="4"/>private double width;</text:span></text:p>
      <text:p text:style-name="Preformatted_20_Text"><text:span text:style-name="Source_20_Text"><text:s text:c="4"/>private double height;</text:span></text:p>
      <text:p text:style-name="Preformatted_20_Text"/>
      <text:p text:style-name="Preformatted_20_Text"><text:span text:style-name="Source_20_Text"><text:s text:c="4"/>public Rectangle(double width, double height) {</text:span></text:p>
      <text:p text:style-name="Preformatted_20_Text"><text:span text:style-name="Source_20_Text"><text:s text:c="8"/>this.width = width;</text:span></text:p>
      <text:p text:style-name="Preformatted_20_Text"><text:span text:style-name="Source_20_Text"><text:s text:c="8"/>this.height = height;</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getArea() {</text:span></text:p>
      <text:p text:style-name="Preformatted_20_Text"><text:span text:style-name="Source_20_Text"><text:s text:c="8"/>return width * height;</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double getPerimeter() {</text:span></text:p>
      <text:p text:style-name="Preformatted_20_Text"><text:span text:style-name="Source_20_Text"><text:s text:c="8"/>return 2 * (width + height);</text:span></text:p>
      <text:p text:style-name="Preformatted_20_Text"><text:span text:style-name="Source_20_Text"><text:s text:c="4"/>}</text:span></text:p>
      <text:p text:style-name="P1"><text:span text:style-name="Source_20_Text">}</text:span></text:p>
      <text:p text:style-name="Text_20_body">This class implements the Shape interface, and provides an implementation for the getArea and getPerimeter methods.</text:p>
      <text:p text:style-name="Text_20_body">Now, we can create an object of the rectangle class and use it as an object of Shape interface</text:p>
      <text:p text:style-name="Preformatted_20_Text"><text:span text:style-name="Source_20_Text">Shape shape = new Rectangle(5, 10);</text:span></text:p>
      <text:p text:style-name="Preformatted_20_Text"><text:span text:style-name="Source_20_Text">System.out.println(shape.getArea()); // Output: 50</text:span></text:p>
      <text:p text:style-name="P1"><text:span text:style-name="Source_20_Text">System.out.println(shape.getPerimeter()); // Output: 30</text:span></text:p>
      <text:p text:style-name="Text_20_body">This is an example of polymorphism, where an object of the Rectangle class is being used as an object of the Shape interface.</text:p>
      <text:p text:style-name="Text_20_body">Java also allows polymorphism through inheritance. A subclass can inherit the methods and properties of its superclass and can also override the inherited methods to provide a different implementation. In this way, an object of a subclass can be used wherever an object of its superclass is expected, because the subclass object is "compatible" with the superclass.</text:p>
      <text:p text:style-name="Preformatted_20_Text"><text:span text:style-name="Source_20_Text">class Square extends Rectangle {</text:span></text:p>
      <text:p text:style-name="Preformatted_20_Text"><text:span text:style-name="Source_20_Text"><text:s text:c="4"/>public Square(double side) {</text:span></text:p>
      <text:p text:style-name="Preformatted_20_Text"><text:span text:style-name="Source_20_Text"><text:s text:c="8"/>super(side, side);</text:span></text:p>
      <text:p text:style-name="Preformatted_20_Text"><text:span text:style-name="Source_20_Text"><text:s text:c="4"/>}</text:span></text:p>
      <text:p text:style-name="P1"><text:span text:style-name="Source_20_Text">}</text:span></text:p>
      <text:p text:style-name="Text_20_body">In this example, Square class is a subclass of the Rectangle class and it can be used wherever a Rectangle object is expected because it has the same methods and properties.</text:p>
      <text:p text:style-name="Preformatted_20_Text"><text:span text:style-name="Source_20_Text">Shape shape = new Square(5);</text:span></text:p>
      <text:p text:style-name="Preformatted_20_Text"><text:span text:style-name="Source_20_Text">System.out.println(shape.getArea()); // Output: 25</text:span></text:p>
      <text:p text:style-name="P1"><text:span text:style-name="Source_20_Text">System.out.println(shape.getPerimeter()); // Output: 20</text:span></text:p>
      <text:p text:style-name="P4"><draw:frame draw:style-name="fr2" draw:name="Image23" text:anchor-type="as-char" svg:width="0.7874in" svg:height="0.3937in" draw:z-index="22"><draw:image xlink:href="Pictures/1000004E0000000000000000DB8080F90BBAFF57.svg" xlink:type="simple" xlink:show="embed" xlink:actuate="onLoad" draw:mime-type="image/svg+xml"/></draw:frame><draw:frame draw:style-name="fr1" draw:name="Image24" text:anchor-type="char" svg:x="0in" svg:width="0.0161in" svg:height="0.0161in" draw:z-index="23"><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are interface</text:p>
      <text:p text:style-name="Text_20_body">In Java, an interface is a contract that defines a set of methods that a class should implement. An interface is a way to define a common set of methods that will be implemented by multiple classes. It allows classes to be designed in such a way that their objects can interact with each other without knowing their specific implementation.</text:p>
      <text:p text:style-name="Text_20_body"><text:soft-page-break/>An interface is defined using the <text:span text:style-name="Source_20_Text">interface</text:span> keyword, followed by the name of the interface. Here is an example of a simple interface in Java:</text:p>
      <text:p text:style-name="Preformatted_20_Text"><text:span text:style-name="Source_20_Text">interface Drivable {</text:span></text:p>
      <text:p text:style-name="Preformatted_20_Text"><text:span text:style-name="Source_20_Text"><text:s text:c="4"/>void start();</text:span></text:p>
      <text:p text:style-name="Preformatted_20_Text"><text:span text:style-name="Source_20_Text"><text:s text:c="4"/>void stop();</text:span></text:p>
      <text:p text:style-name="P1"><text:span text:style-name="Source_20_Text">}</text:span></text:p>
      <text:p text:style-name="Text_20_body">This interface defines two methods <text:span text:style-name="Source_20_Text">start()</text:span> and <text:span text:style-name="Source_20_Text">stop()</text:span> that any class that implements it should provide an implementation for.</text:p>
      <text:p text:style-name="Text_20_body">A class that implements an interface must provide an implementation for all of the methods defined in the interface. Here is an example of a class that implements the <text:span text:style-name="Source_20_Text">Drivable</text:span> interface:</text:p>
      <text:p text:style-name="Preformatted_20_Text"><text:span text:style-name="Source_20_Text">class Car implements Drivable {</text:span></text:p>
      <text:p text:style-name="Preformatted_20_Text"><text:span text:style-name="Source_20_Text"><text:s text:c="4"/>@Override</text:span></text:p>
      <text:p text:style-name="Preformatted_20_Text"><text:span text:style-name="Source_20_Text"><text:s text:c="4"/>public void start() {</text:span></text:p>
      <text:p text:style-name="Preformatted_20_Text"><text:span text:style-name="Source_20_Text"><text:s text:c="8"/>System.out.println("Car starte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stop() {</text:span></text:p>
      <text:p text:style-name="Preformatted_20_Text"><text:span text:style-name="Source_20_Text"><text:s text:c="8"/>System.out.println("Car stopped");</text:span></text:p>
      <text:p text:style-name="Preformatted_20_Text"><text:span text:style-name="Source_20_Text"><text:s text:c="4"/>}</text:span></text:p>
      <text:p text:style-name="P1"><text:span text:style-name="Source_20_Text">}</text:span></text:p>
      <text:p text:style-name="Text_20_body">You can create an object of the class that implements the interface and use it to call the interface</text:p>
      <text:p text:style-name="P4"><draw:frame draw:style-name="fr2" draw:name="Image25" text:anchor-type="as-char" svg:width="0.7874in" svg:height="0.3937in" draw:z-index="24"><draw:image xlink:href="Pictures/1000004E0000000000000000DB8080F90BBAFF57.svg" xlink:type="simple" xlink:show="embed" xlink:actuate="onLoad" draw:mime-type="image/svg+xml"/></draw:frame><draw:frame draw:style-name="fr1" draw:name="Image26" text:anchor-type="char" svg:x="0in" svg:width="0.0161in" svg:height="0.0161in" draw:z-index="25"><draw:image xlink:href="https://chat.openai.com/_next/image?url=https%3A%2F%2Flh3.googleusercontent.com%2Fa%2FAEdFTp711pgcCUSnH3w0bP14tiD1d4E_z50VsTveIbbz%3Ds96-c&amp;w=64&amp;q=75" xlink:type="simple" xlink:show="embed" xlink:actuate="onLoad"/><svg:title>Sakalans Now</svg:title></draw:frame></text:p>
      <text:p text:style-name="Text_20_body">more details on interface</text:p>
      <text:p text:style-name="Text_20_body">Interfaces provide a way to define a common set of methods that will be implemented by multiple classes. This allows objects of different classes to be used interchangeably. For example, if you have an interface called <text:span text:style-name="Source_20_Text">Movable</text:span> that defines a method <text:span text:style-name="Source_20_Text">move()</text:span> and multiple classes such as <text:span text:style-name="Source_20_Text">Car</text:span>, <text:span text:style-name="Source_20_Text">Bike</text:span>, <text:span text:style-name="Source_20_Text">Plane</text:span> implement that interface, you can create an array of Movable objects and call the move method on each of them, without knowing the specific class of each object.</text:p>
      <text:p text:style-name="Text_20_body">Interfaces can also define constants and default methods, which can be overridden by the classes that implement the interface.</text:p>
      <text:p text:style-name="Text_20_body">A class can implement multiple interfaces, by using the <text:span text:style-name="Source_20_Text">implements</text:span> keyword, followed by the names of the interfaces, separated by commas.</text:p>
      <text:p text:style-name="Preformatted_20_Text"><text:span text:style-name="Source_20_Text">class Car implements Drivable, ElectricVehicle {</text:span></text:p>
      <text:p text:style-name="Preformatted_20_Text"><text:span text:style-name="Source_20_Text"><text:s text:c="4"/>@Override</text:span></text:p>
      <text:p text:style-name="Preformatted_20_Text"><text:span text:style-name="Source_20_Text"><text:s text:c="4"/>public void start() {</text:span></text:p>
      <text:p text:style-name="Preformatted_20_Text"><text:span text:style-name="Source_20_Text"><text:s text:c="8"/>System.out.println("Car starte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stop() {</text:span></text:p>
      <text:p text:style-name="Preformatted_20_Text"><text:span text:style-name="Source_20_Text"><text:s text:c="8"/>System.out.println("Car stopped");</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chargeBattery() {</text:span></text:p>
      <text:p text:style-name="Preformatted_20_Text"><text:span text:style-name="Source_20_Text"><text:s text:c="8"/>System.out.println("Battery charging...");</text:span></text:p>
      <text:p text:style-name="Preformatted_20_Text"><text:soft-page-break/><text:span text:style-name="Source_20_Text"><text:s text:c="4"/>}</text:span></text:p>
      <text:p text:style-name="P1"><text:span text:style-name="Source_20_Text">}</text:span></text:p>
      <text:p text:style-name="Text_20_body">It's worth noting that a class can only extend one class, but it can implement</text:p>
      <text:p text:style-name="P4"><draw:frame draw:style-name="fr2" draw:name="Image27" text:anchor-type="as-char" svg:width="0.7874in" svg:height="0.3937in" draw:z-index="26"><draw:image xlink:href="Pictures/1000004E0000000000000000DB8080F90BBAFF57.svg" xlink:type="simple" xlink:show="embed" xlink:actuate="onLoad" draw:mime-type="image/svg+xml"/></draw:frame><draw:frame draw:style-name="fr1" draw:name="Image28" text:anchor-type="char" svg:x="0in" svg:width="0.0161in" svg:height="0.0161in" draw:z-index="27"><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are static class and methods</text:p>
      <text:p text:style-name="Text_20_body">In Java, a static class is a class that is defined with the <text:span text:style-name="Source_20_Text">static</text:span> keyword. A static class is also sometimes called a nested class. A static class is a class that is nested within another class, and it can be accessed without creating an instance of the outer class.</text:p>
      <text:p text:style-name="Text_20_body">Here is an example of a static class:</text:p>
      <text:p text:style-name="Preformatted_20_Text"><text:span text:style-name="Source_20_Text">class OuterClass {</text:span></text:p>
      <text:p text:style-name="Preformatted_20_Text"><text:span text:style-name="Source_20_Text"><text:s text:c="4"/>static class StaticNestedClass {</text:span></text:p>
      <text:p text:style-name="Preformatted_20_Text"><text:span text:style-name="Source_20_Text"><text:s text:c="8"/>// class implementation</text:span></text:p>
      <text:p text:style-name="Preformatted_20_Text"><text:span text:style-name="Source_20_Text"><text:s text:c="4"/>}</text:span></text:p>
      <text:p text:style-name="P1"><text:span text:style-name="Source_20_Text">}</text:span></text:p>
      <text:p text:style-name="Text_20_body">A static method is a method that is defined with the <text:span text:style-name="Source_20_Text">static</text:span> keyword. It is a method that belongs to a class, rather than an object of the class. This means that you can call a static method without creating an instance of the class.</text:p>
      <text:p text:style-name="Text_20_body">Here is an example of a static method:</text:p>
      <text:p text:style-name="Preformatted_20_Text"><text:span text:style-name="Source_20_Text">class MathUtils {</text:span></text:p>
      <text:p text:style-name="Preformatted_20_Text"><text:span text:style-name="Source_20_Text"><text:s text:c="4"/>public static int add(int a, int b) {</text:span></text:p>
      <text:p text:style-name="Preformatted_20_Text"><text:span text:style-name="Source_20_Text"><text:s text:c="8"/>return a + b;</text:span></text:p>
      <text:p text:style-name="Preformatted_20_Text"><text:span text:style-name="Source_20_Text"><text:s text:c="4"/>}</text:span></text:p>
      <text:p text:style-name="P1"><text:span text:style-name="Source_20_Text">}</text:span></text:p>
      <text:p text:style-name="Text_20_body">You can call the static method by using the class name, followed by the dot operator and the method name, like this:</text:p>
      <text:p text:style-name="Preformatted_20_Text"><text:span text:style-name="Source_20_Text">int result = MathUtils.add(5, 3);</text:span></text:p>
      <text:p text:style-name="P1"><text:span text:style-name="Source_20_Text">System.out.println(result); // Output: 8</text:span></text:p>
      <text:p text:style-name="Text_20_body">Static methods are useful when you need to provide some functionality that doesn't depend on the state of an object, such as utility methods or mathematical functions.</text:p>
      <text:p text:style-name="Text_20_body">It's worth noting that static methods do</text:p>
      <text:p text:style-name="P4"><draw:frame draw:style-name="fr2" draw:name="Image29" text:anchor-type="as-char" svg:width="0.7874in" svg:height="0.3937in" draw:z-index="28"><draw:image xlink:href="Pictures/1000004E0000000000000000DB8080F90BBAFF57.svg" xlink:type="simple" xlink:show="embed" xlink:actuate="onLoad" draw:mime-type="image/svg+xml"/></draw:frame><draw:frame draw:style-name="fr1" draw:name="Image30" text:anchor-type="char" svg:x="0in" svg:width="0.0161in" svg:height="0.0161in" draw:z-index="29"><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not have access to the non-static fields and methods of a class, as they do not operate on an instance of the class. If you need to access non-static fields or methods from a static method, you need to pass an instance of the class as a parameter to the static method.</text:p>
      <text:p text:style-name="Text_20_body">Another important aspect of static methods is that they can be called even if no instances of the class have been created. This can be useful for providing utility methods that can be used in a variety of contexts, without the need for creating an object.</text:p>
      <text:p text:style-name="Text_20_body"><text:soft-page-break/>Static fields are fields that are also defined with the <text:span text:style-name="Source_20_Text">static</text:span> keyword, and they are also known as class variables. They are shared by all instances of a class, and can be accessed using the class name, followed by the dot operator and the field name, like this:</text:p>
      <text:p text:style-name="Preformatted_20_Text"><text:span text:style-name="Source_20_Text">class Counter {</text:span></text:p>
      <text:p text:style-name="Preformatted_20_Text"><text:span text:style-name="Source_20_Text"><text:s text:c="4"/>static int count = 0;</text:span></text:p>
      <text:p text:style-name="P1"><text:span text:style-name="Source_20_Text">}</text:span></text:p>
      <text:p text:style-name="Text_20_body">Static fields are useful for maintaining a global state that is shared by all objects of a class, such as a counter or a configuration setting.</text:p>
      <text:p text:style-name="Text_20_body">In summary, static classes and methods are a way to define class-level functionality that can be accessed without creating an instance of the class. Static fields are variables shared by all instances of a class, and they can be accessed using the class name. They are useful for maintaining global state or providing utility methods.</text:p>
      <text:p text:style-name="P4"><draw:frame draw:style-name="fr2" draw:name="Image31" text:anchor-type="as-char" svg:width="0.7874in" svg:height="0.3937in" draw:z-index="30"><draw:image xlink:href="Pictures/1000004E0000000000000000DB8080F90BBAFF57.svg" xlink:type="simple" xlink:show="embed" xlink:actuate="onLoad" draw:mime-type="image/svg+xml"/></draw:frame><draw:frame draw:style-name="fr1" draw:name="Image32" text:anchor-type="char" svg:x="0in" svg:width="0.0161in" svg:height="0.0161in" draw:z-index="31"><draw:image xlink:href="https://chat.openai.com/_next/image?url=https%3A%2F%2Flh3.googleusercontent.com%2Fa%2FAEdFTp711pgcCUSnH3w0bP14tiD1d4E_z50VsTveIbbz%3Ds96-c&amp;w=64&amp;q=75" xlink:type="simple" xlink:show="embed" xlink:actuate="onLoad"/><svg:title>Sakalans Now</svg:title></draw:frame></text:p>
      <text:p text:style-name="Text_20_body">what are generics</text:p>
      <text:p text:style-name="Text_20_body">In Java, generics are a feature that allows you to create classes, interfaces, and methods that can work with different types of objects. This allows you to write more reusable and type-safe code.</text:p>
      <text:p text:style-name="Text_20_body">When you use a generic class, interface or method, you specify the types of objects that it can work with as a parameter, and the compiler ensures that the code is valid for all types specified.</text:p>
      <text:p text:style-name="Text_20_body">Here is an example of a generic class:</text:p>
      <text:p text:style-name="Preformatted_20_Text"><text:span text:style-name="Source_20_Text">class Box&lt;T&gt; {</text:span></text:p>
      <text:p text:style-name="Preformatted_20_Text"><text:span text:style-name="Source_20_Text"><text:s text:c="4"/>private T item;</text:span></text:p>
      <text:p text:style-name="Preformatted_20_Text"/>
      <text:p text:style-name="Preformatted_20_Text"><text:span text:style-name="Source_20_Text"><text:s text:c="4"/>public void set(T item) {</text:span></text:p>
      <text:p text:style-name="Preformatted_20_Text"><text:span text:style-name="Source_20_Text"><text:s text:c="8"/>this.item = item;</text:span></text:p>
      <text:p text:style-name="Preformatted_20_Text"><text:span text:style-name="Source_20_Text"><text:s text:c="4"/>}</text:span></text:p>
      <text:p text:style-name="Preformatted_20_Text"/>
      <text:p text:style-name="Preformatted_20_Text"><text:span text:style-name="Source_20_Text"><text:s text:c="4"/>public T get() {</text:span></text:p>
      <text:p text:style-name="Preformatted_20_Text"><text:span text:style-name="Source_20_Text"><text:s text:c="8"/>return item;</text:span></text:p>
      <text:p text:style-name="Preformatted_20_Text"><text:span text:style-name="Source_20_Text"><text:s text:c="4"/>}</text:span></text:p>
      <text:p text:style-name="P1"><text:span text:style-name="Source_20_Text">}</text:span></text:p>
      <text:p text:style-name="Text_20_body">The class <text:span text:style-name="Source_20_Text">Box</text:span> is defined with a type parameter T, which can be replaced by any actual type when the class is instantiated. For example:</text:p>
      <text:p text:style-name="Preformatted_20_Text"><text:span text:style-name="Source_20_Text">Box&lt;Integer&gt; box = new Box&lt;&gt;();</text:span></text:p>
      <text:p text:style-name="Preformatted_20_Text"><text:span text:style-name="Source_20_Text">box.set(5);</text:span></text:p>
      <text:p text:style-name="P1"><text:span text:style-name="Source_20_Text">int item = box.get();</text:span></text:p>
      <text:p text:style-name="Text_20_body">And here is an example of a generic method:</text:p>
      <text:p text:style-name="Preformatted_20_Text"><text:span text:style-name="Source_20_Text">class Utils {</text:span></text:p>
      <text:p text:style-name="Preformatted_20_Text"><text:span text:style-name="Source_20_Text"><text:s text:c="4"/>public static &lt;T&gt; void printArray(T[] array) {</text:span></text:p>
      <text:p text:style-name="Preformatted_20_Text"><text:span text:style-name="Source_20_Text"><text:s text:c="8"/>for (T element : array) {</text:span></text:p>
      <text:p text:style-name="Preformatted_20_Text"><text:span text:style-name="Source_20_Text"><text:s text:c="12"/>System.out.println(element);</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text:soft-page-break/>This method is defined with a type parameter T and it can be used to print the elements of an array of any type.</text:p>
      <text:p text:style-name="Preformatted_20_Text"><text:span text:style-name="Source_20_Text">Integer[] intArray = {1,2,3};</text:span></text:p>
      <text:p text:style-name="Preformatted_20_Text"><text:span text:style-name="Source_20_Text">Utils.printArray(intArray);</text:span></text:p>
      <text:p text:style-name="Preformatted_20_Text"><text:span text:style-name="Source_20_Text">String[] strArray = {"a","b","c"};</text:span></text:p>
      <text:p text:style-name="P1"><text:span text:style-name="Source_20_Text">Utils.printArray(strArray);</text:span></text:p>
      <text:p text:style-name="Text_20_body">Generics provide a way to write code that can work with multiple types, while</text:p>
      <text:p text:style-name="P4"><draw:frame draw:style-name="fr2" draw:name="Image33" text:anchor-type="as-char" svg:width="0.7874in" svg:height="0.3937in" draw:z-index="32"><draw:image xlink:href="Pictures/1000004E0000000000000000DB8080F90BBAFF57.svg" xlink:type="simple" xlink:show="embed" xlink:actuate="onLoad" draw:mime-type="image/svg+xml"/></draw:frame><draw:frame draw:style-name="fr1" draw:name="Image34" text:anchor-type="char" svg:x="0in" svg:width="0.0161in" svg:height="0.0161in" draw:z-index="33"><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providing type safety.</text:p>
      <text:p text:style-name="Text_20_body">This means that the compiler can check that the code is using the correct types, and it can catch errors at compile time, rather than at runtime. This makes the code more robust and less error-prone.</text:p>
      <text:p text:style-name="Text_20_body">Generics also make the code more reusable, as a single class, interface or method can be used with multiple types, rather than having to write separate versions of the code for each type.</text:p>
      <text:p text:style-name="Text_20_body">Java also provides a way to limit the types that can be used as a type parameter, by using bounds. Bounds allow you to specify that the type parameter must be a subclass of a specific class, or implement a specific interface.</text:p>
      <text:p text:style-name="Text_20_body">For example, you can use the keyword <text:span text:style-name="Source_20_Text">extends</text:span> to specify that the type parameter must be a subclass of a specific class:</text:p>
      <text:p text:style-name="P1"><text:span text:style-name="Source_20_Text">class MyList&lt;T extends Number&gt; {...}</text:span></text:p>
      <text:p text:style-name="Text_20_body">In this example, MyList is a class that can work with any type that is a subclass of Number.</text:p>
      <text:p text:style-name="Text_20_body">You can also use the keyword <text:span text:style-name="Source_20_Text">implements</text:span> to specify that the type parameter must implement a specific interface:</text:p>
      <text:p text:style-name="P1"><text:span text:style-name="Source_20_Text">class MyList&lt;T extends Drivable&gt; {...}</text:span></text:p>
      <text:p text:style-name="Text_20_body">In this example, MyList is a class that can work with any type that implements the Drivable interface.</text:p>
      <text:p text:style-name="Text_20_body">Generics are a powerful feature in Java that allows you to write more reusable and type-safe code. They can be used in classes, interfaces, and methods to work with multiple types and provide type safety at compile time.</text:p>
      <text:p text:style-name="P4"><draw:frame draw:style-name="fr2" draw:name="Image35" text:anchor-type="as-char" svg:width="0.7874in" svg:height="0.3937in" draw:z-index="34"><draw:image xlink:href="Pictures/1000004E0000000000000000DB8080F90BBAFF57.svg" xlink:type="simple" xlink:show="embed" xlink:actuate="onLoad" draw:mime-type="image/svg+xml"/></draw:frame><draw:frame draw:style-name="fr1" draw:name="Image36" text:anchor-type="char" svg:x="0in" svg:width="0.0161in" svg:height="0.0161in" draw:z-index="35"><draw:image xlink:href="https://chat.openai.com/_next/image?url=https%3A%2F%2Flh3.googleusercontent.com%2Fa%2FAEdFTp711pgcCUSnH3w0bP14tiD1d4E_z50VsTveIbbz%3Ds96-c&amp;w=64&amp;q=75" xlink:type="simple" xlink:show="embed" xlink:actuate="onLoad"/><svg:title>Sakalans Now</svg:title></draw:frame></text:p>
      <text:p text:style-name="Text_20_body">is it all ?</text:p>
      <text:p text:style-name="Text_20_body">This is a high-level overview of some of the key concepts in Java such as functions, arrays, OOP, encapsulation, polymorphism, interfaces, static classes and methods, and generics. There are many other concepts in Java such as exceptions, collections, concurrency, and more advanced features like annotations, reflection, and generics. However, the concepts I've discussed are some of the most important and widely used in Java programming.</text:p>
      <text:p text:style-name="Text_20_body"><text:soft-page-break/>It's also worth noting that as Java is a vast programming language, there are a lot of libraries and frameworks available which can help you to build different types of applications using Java. And also, as the language is constantly evolving with new versions and updates, there are new features being added to make the development process more efficient and easy.</text:p>
      <text:p text:style-name="P4"><draw:frame draw:style-name="fr2" draw:name="Image37" text:anchor-type="as-char" svg:width="0.7874in" svg:height="0.3937in" draw:z-index="36"><draw:image xlink:href="Pictures/1000004E0000000000000000DB8080F90BBAFF57.svg" xlink:type="simple" xlink:show="embed" xlink:actuate="onLoad" draw:mime-type="image/svg+xml"/></draw:frame><draw:frame draw:style-name="fr1" draw:name="Image38" text:anchor-type="char" svg:x="0in" svg:width="0.0161in" svg:height="0.0161in" draw:z-index="37"><draw:image xlink:href="https://chat.openai.com/_next/image?url=https%3A%2F%2Flh3.googleusercontent.com%2Fa%2FAEdFTp711pgcCUSnH3w0bP14tiD1d4E_z50VsTveIbbz%3Ds96-c&amp;w=64&amp;q=75" xlink:type="simple" xlink:show="embed" xlink:actuate="onLoad"/><svg:title>Sakalans Now</svg:title></draw:frame></text:p>
      <text:p text:style-name="Text_20_body">please elaborate in details and comments on exceptions, collections, concurrency, and more advanced features like annotations, reflection, and generics. </text:p>
      <text:p text:style-name="Text_20_body">Sure, I'd be happy to explain these concepts in more detail.</text:p>
      <text:p text:style-name="Text_20_body">Exceptions: Exceptions are a mechanism for handling errors and exceptional conditions in Java. An exception is an event that occurs during the execution of a program that disrupts the normal flow of instructions. When an exception occurs, the program throws an exception object that contains information about the error. The program can then catch the exception and take appropriate action to handle the error.</text:p>
      <text:p text:style-name="Text_20_body">The exception handling mechanism in Java is based on the try-catch-finally construct. The try block contains the code that might throw an exception. The catch block contains the code that will handle the exception if it occurs. The finally block contains the code that will be executed regardless of whether an exception occurs or not.</text:p>
      <text:p text:style-name="Text_20_body">Here is an example of a try-catch block:</text:p>
      <text:p text:style-name="Preformatted_20_Text"><text:span text:style-name="Source_20_Text">try {</text:span></text:p>
      <text:p text:style-name="Preformatted_20_Text"><text:span text:style-name="Source_20_Text"><text:s text:c="4"/>int result = divide(10, 0);</text:span></text:p>
      <text:p text:style-name="Preformatted_20_Text"><text:span text:style-name="Source_20_Text"><text:s text:c="4"/>System.out.println(result);</text:span></text:p>
      <text:p text:style-name="Preformatted_20_Text"><text:span text:style-name="Source_20_Text">} catch (ArithmeticException e) {</text:span></text:p>
      <text:p text:style-name="Preformatted_20_Text"><text:span text:style-name="Source_20_Text"><text:s text:c="4"/>System.out.println("Cannot divide by zero");</text:span></text:p>
      <text:p text:style-name="P1"><text:span text:style-name="Source_20_Text">}</text:span></text:p>
      <text:p text:style-name="Text_20_body">In this example, the try block contains the code that calls the divide method, which might throw an ArithmeticException if the denominator is zero. The catch block catches the exception and prints a message.</text:p>
      <text:p text:style-name="Text_20_body">The Java standard library provides a number of built-in exception classes that you can use to handle different types of errors, such as IOException, IllegalArgumentException, and NullPointerException. You can also create your own exception classes to handle specific types of errors in your application.</text:p>
      <text:p text:style-name="Text_20_body">Collections: The Java Collections Framework is a set of classes and interfaces that provide a standard way to work with collections of objects. A collection is an object that represents a group of elements, such as a list, set, or map.</text:p>
      <text:p text:style-name="Text_20_body">The Java Collections Framework provides several interfaces that define the basic operations that can be performed on a collection, such as adding, removing, and retrieving elements. The most commonly used interfaces are List, Set, and Map.</text:p>
      <text:p text:style-name="Text_20_body">List: A List is an ordered collection of elements, where each element has an index. The most commonly used implementation of List is ArrayList.</text:p>
      <text:p text:style-name="Preformatted_20_Text"><text:span text:style-name="Source_20_Text">List&lt;String&gt; fruits = new ArrayList&lt;&gt;();</text:span></text:p>
      <text:p text:style-name="Preformatted_20_Text"><text:span text:style-name="Source_20_Text">fruits.add("Apple");</text:span></text:p>
      <text:p text:style-name="Preformatted_20_Text"><text:soft-page-break/><text:span text:style-name="Source_20_Text">fruits.add("Banana");</text:span></text:p>
      <text:p text:style-name="P1"><text:span text:style-name="Source_20_Text">fruits.add("Cherry");</text:span></text:p>
      <text:p text:style-name="Text_20_body">Set: A Set is a collection of unique elements, it does not allow duplicates. The most commonly used implementation of Set is HashSet.</text:p>
      <text:p text:style-name="Preformatted_20_Text"><text:span text:style-name="Source_20_Text">Set&lt;String&gt; fruits = new HashSet&lt;&gt;();</text:span></text:p>
      <text:p text:style-name="Preformatted_20_Text"><text:span text:style-name="Source_20_Text">fruits.add("Apple");</text:span></text:p>
      <text:p text:style-name="Preformatted_20_Text"><text:span text:style-name="Source_20_Text">fruits.add("Banana");</text:span></text:p>
      <text:p text:style-name="P1"><text:span text:style-name="Source_20_Text">fruits.add("Cherry");</text:span></text:p>
      <text:p text:style-name="Text_20_body">Map: A Map is a collection of key-value pairs. The most</text:p>
      <text:p text:style-name="P4"><draw:frame draw:style-name="fr2" draw:name="Image39" text:anchor-type="as-char" svg:width="0.7874in" svg:height="0.3937in" draw:z-index="38"><draw:image xlink:href="Pictures/1000004E0000000000000000DB8080F90BBAFF57.svg" xlink:type="simple" xlink:show="embed" xlink:actuate="onLoad" draw:mime-type="image/svg+xml"/></draw:frame><draw:frame draw:style-name="fr1" draw:name="Image40" text:anchor-type="char" svg:x="0in" svg:width="0.0161in" svg:height="0.0161in" draw:z-index="39"><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commonly used implementation of Map is HashMap.</text:p>
      <text:p text:style-name="Preformatted_20_Text"><text:span text:style-name="Source_20_Text">Map&lt;String, Integer&gt; inventory = new HashMap&lt;&gt;();</text:span></text:p>
      <text:p text:style-name="Preformatted_20_Text"><text:span text:style-name="Source_20_Text">inventory.put("Apple", 10);</text:span></text:p>
      <text:p text:style-name="Preformatted_20_Text"><text:span text:style-name="Source_20_Text">inventory.put("Banana", 20);</text:span></text:p>
      <text:p text:style-name="P1"><text:span text:style-name="Source_20_Text">inventory.put("Cherry", 30);</text:span></text:p>
      <text:p text:style-name="Text_20_body">Concurrency: Concurrency is the ability of a program to execute multiple tasks simultaneously. In Java, concurrency is achieved through the use of threads. A thread is a lightweight unit of execution that can run in parallel with other threads. Java provides built-in support for creating and managing threads through the Thread class and the Executor framework.</text:p>
      <text:p text:style-name="Text_20_body">Threads can be used to perform multiple tasks in parallel, such as running multiple loops at the same time, which can improve the performance of a program. However, concurrent programming can also introduce complexity, as threads can access shared resources, such as data structures, and race conditions and deadlocks can occur if the access is not properly synchronized.</text:p>
      <text:p text:style-name="Text_20_body">Java provides several mechanisms for synchronizing access to shared resources, such as the synchronized keyword, the Lock interface, and the Atomic classes.</text:p>
      <text:p text:style-name="Text_20_body">Annotations: Annotations are a way to add metadata to Java code. An annotation is a special kind of modifier that can be used to provide additional information about a class, method, field, or other program element. Java provides several built-in annotations, such as @Override, @Deprecated, and @SuppressWarnings.</text:p>
      <text:p text:style-name="Text_20_body">Annotations can be used to perform a variety of tasks, such as code generation, error checking, and automated testing. Java also provides a reflection API that allows you to access and manipulate the annotations at runtime.</text:p>
      <text:p text:style-name="Text_20_body">Reflection: Reflection is a feature in Java that allows you to examine and manipulate classes, interfaces, fields, and methods at runtime. The reflection API provides a way to introspect and reflect the structure of a class, including its methods, constructors, and fields, and to invoke methods and constructors and access and modify fields.</text:p>
      <text:p text:style-name="Text_20_body">Reflection is a powerful feature that can be used for a variety of tasks, such as code generation, automated testing, and reverse engineering. However, it can also introduce security risks, as it allows code to bypass access restrictions and manipulate private members of a class.</text:p>
      <text:p text:style-name="Text_20_body"><text:soft-page-break/>Generics: Generics are a feature in Java that allows you to write classes, interfaces, and methods that can work with different types of objects. Generics provide a way to write type-safe code that can be reused with multiple types.</text:p>
      <text:p text:style-name="Text_20_body">When you use a generic class, interface or method, you specify the types of objects that it can work with as a parameter, and</text:p>
      <text:p text:style-name="P4"><draw:frame draw:style-name="fr2" draw:name="Image41" text:anchor-type="as-char" svg:width="0.7874in" svg:height="0.3937in" draw:z-index="40"><draw:image xlink:href="Pictures/1000004E0000000000000000DB8080F90BBAFF57.svg" xlink:type="simple" xlink:show="embed" xlink:actuate="onLoad" draw:mime-type="image/svg+xml"/></draw:frame><draw:frame draw:style-name="fr1" draw:name="Image42" text:anchor-type="char" svg:x="0in" svg:width="0.0161in" svg:height="0.0161in" draw:z-index="41"><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the compiler ensures that the code is valid for all types specified. This allows you to write code that is more reusable and less error-prone.</text:p>
      <text:p text:style-name="Text_20_body">Java also provides a way to limit the types that can be used as a type parameter, by using bounds. Bounds allow you to specify that the type parameter must be a subclass of a specific class, or implement a specific interface. This allows you to write more specific and type-safe code.</text:p>
      <text:p text:style-name="Text_20_body">In summary, exceptions, collections, concurrency, annotations, reflection, and generics are all important concepts in Java that can help you to write more robust, reusable, and efficient code. Exceptions provide a way to handle errors and exceptional conditions, collections provide a standard way to work with groups of objects, concurrency allows you to perform multiple tasks simultaneously, annotations allow you to add metadata to Java code, reflection allows you to examine and manipulate classes at runtime and generics allow you to write code that can work with multiple types in a type-safe way.</text:p>
      <text:p text:style-name="P4"><draw:frame draw:style-name="fr2" draw:name="Image43" text:anchor-type="as-char" svg:width="0.7874in" svg:height="0.3937in" draw:z-index="42"><draw:image xlink:href="Pictures/1000004E0000000000000000DB8080F90BBAFF57.svg" xlink:type="simple" xlink:show="embed" xlink:actuate="onLoad" draw:mime-type="image/svg+xml"/></draw:frame><draw:frame draw:style-name="fr1" draw:name="Image44" text:anchor-type="char" svg:x="0in" svg:width="0.0161in" svg:height="0.0161in" draw:z-index="43"><draw:image xlink:href="https://chat.openai.com/_next/image?url=https%3A%2F%2Flh3.googleusercontent.com%2Fa%2FAEdFTp711pgcCUSnH3w0bP14tiD1d4E_z50VsTveIbbz%3Ds96-c&amp;w=64&amp;q=75" xlink:type="simple" xlink:show="embed" xlink:actuate="onLoad"/><svg:title>Sakalans Now</svg:title></draw:frame></text:p>
      <text:p text:style-name="Text_20_body">exceptions in details, comment and lots of examples</text:p>
      <text:p text:style-name="Text_20_body">Sure, I'd be happy to provide more detailed information on exceptions, along with examples and comments.</text:p>
      <text:p text:style-name="Text_20_body">Exceptions are events that occur during the execution of a program that disrupt the normal flow of instructions. They are used to signal that something exceptional has occurred, such as a run-time error, and to transfer control to the appropriate exception handling code.</text:p>
      <text:p text:style-name="Text_20_body">Java provides a built-in mechanism for handling exceptions through the use of the try-catch-finally construct. The try block contains the code that might throw an exception. The catch block contains the code that will handle the exception if it occurs. The finally block contains the code that will be executed regardless of whether an exception occurs or not.</text:p>
      <text:p text:style-name="Text_20_body">Here is an example of a try-catch block:</text:p>
      <text:p text:style-name="Preformatted_20_Text"><text:span text:style-name="Source_20_Text">try {</text:span></text:p>
      <text:p text:style-name="Preformatted_20_Text"><text:span text:style-name="Source_20_Text"><text:s text:c="4"/>int result = divide(10, 0);</text:span></text:p>
      <text:p text:style-name="Preformatted_20_Text"><text:span text:style-name="Source_20_Text"><text:s text:c="4"/>System.out.println(result);</text:span></text:p>
      <text:p text:style-name="Preformatted_20_Text"><text:span text:style-name="Source_20_Text">} catch (ArithmeticException e) {</text:span></text:p>
      <text:p text:style-name="Preformatted_20_Text"><text:span text:style-name="Source_20_Text"><text:s text:c="4"/>System.out.println("Cannot divide by zero");</text:span></text:p>
      <text:p text:style-name="P1"><text:span text:style-name="Source_20_Text">}</text:span></text:p>
      <text:p text:style-name="Text_20_body">In this example, the try block contains the code that calls the divide method, which might throw an ArithmeticException if the denominator is zero. The catch block catches the exception and prints a message.</text:p>
      <text:p text:style-name="Text_20_body"><text:soft-page-break/>Java provides several built-in exception classes that you can use to handle different types of errors, such as IOException, IllegalArgumentException, and NullPointerException. These exception classes are defined in the java.lang package.</text:p>
      <text:p text:style-name="Text_20_body">You can also create your own exception classes to handle specific types of errors in your application. For example, here is an example of a custom exception class:</text:p>
      <text:p text:style-name="Preformatted_20_Text"><text:span text:style-name="Source_20_Text">class InvalidInputException extends Exception {</text:span></text:p>
      <text:p text:style-name="P1"><text:span text:style-name="Source_20_Text"><text:s text:c="4"/>public InvalidInputException(String</text:span></text:p>
      <text:p text:style-name="P4"><draw:frame draw:style-name="fr2" draw:name="Image45" text:anchor-type="as-char" svg:width="0.7874in" svg:height="0.3937in" draw:z-index="44"><draw:image xlink:href="Pictures/1000004E0000000000000000DB8080F90BBAFF57.svg" xlink:type="simple" xlink:show="embed" xlink:actuate="onLoad" draw:mime-type="image/svg+xml"/></draw:frame><draw:frame draw:style-name="fr1" draw:name="Image46" text:anchor-type="char" svg:x="0in" svg:width="0.0161in" svg:height="0.0161in" draw:z-index="45"><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message) { super(message); } }</text:p>
      <text:p text:style-name="P1"><text:span text:style-name="Source_20_Text">This custom exception class is defined as a subclass of the built-in Exception class, and it takes a message as a parameter in the constructor. This exception class can be used to handle invalid input errors in your application.</text:span></text:p>
      <text:p text:style-name="Text_20_body">class MyProgram { public void processInput(String input) throws InvalidInputException { if(input.length() == 0) { throw new InvalidInputException("Input cannot be empty"); } // process input } }</text:p>
      <text:p text:style-name="P1"><text:span text:style-name="Source_20_Text">You can also use multiple catch blocks to handle different types of exceptions. For example:</text:span></text:p>
      <text:p text:style-name="Text_20_body">try { int result = divide(10, 0); System.out.println(result); } catch (ArithmeticException e) { System.out.println("Cannot divide by zero"); } catch (NumberFormatException e) { System.out.println("Invalid number format"); }</text:p>
      <text:p text:style-name="Preformatted_20_Text"><text:span text:style-name="Source_20_Text">In this example, the try block contains the code that calls the divide method, which might throw an ArithmeticException or a NumberFormatException. The first catch block catches the ArithmeticException and the second catch block catches the NumberFormatException.</text:span></text:p>
      <text:p text:style-name="Preformatted_20_Text"/>
      <text:p text:style-name="P1"><text:span text:style-name="Source_20_Text">You can also use a catch block with a general exception class, such as Exception, to catch any type of exception. However, it is generally recommended to catch specific exception types, as it allows you to handle each exception type differently.</text:span></text:p>
      <text:p text:style-name="Text_20_body">try { int result = divide(10, 0); System.out.println(result); } catch (Exception e) { System.out.println("An error occurred: " + e.getMessage()); }</text:p>
      <text:p text:style-name="Preformatted_20_Text"/>
      <text:p text:style-name="Preformatted_20_Text"><text:span text:style-name="Source_20_Text">It is worth noting that if an exception is not caught by a catch block, it will be propagated to the next higher level of the call stack, where it can be caught by another catch block or propagate further until it reaches the main method. If the exception is not caught at any point, the program will terminate.</text:span></text:p>
      <text:p text:style-name="Preformatted_20_Text"/>
      <text:p text:style-name="P1"><text:span text:style-name="Source_20_Text">In summary, exceptions are a mechanism for handling errors and exceptional conditions in Java. The try-catch-finally construct provides a way to handle exceptions, the built-in exception classes can be used to handle different types of errors and you can also create your own exception classes to handle specific types of errors in your application. It's also important to catch specific exception types rather than general exception class.</text:span></text:p>
      <text:p text:style-name="P4"><text:soft-page-break/><draw:frame draw:style-name="fr2" draw:name="Image47" text:anchor-type="as-char" svg:width="0.7874in" svg:height="0.3937in" draw:z-index="46"><draw:image xlink:href="Pictures/1000004E0000000000000000DB8080F90BBAFF57.svg" xlink:type="simple" xlink:show="embed" xlink:actuate="onLoad" draw:mime-type="image/svg+xml"/></draw:frame><draw:frame draw:style-name="fr1" draw:name="Image48" text:anchor-type="char" svg:x="0in" svg:width="0.0161in" svg:height="0.0161in" draw:z-index="47"><draw:image xlink:href="https://chat.openai.com/_next/image?url=https%3A%2F%2Flh3.googleusercontent.com%2Fa%2FAEdFTp711pgcCUSnH3w0bP14tiD1d4E_z50VsTveIbbz%3Ds96-c&amp;w=64&amp;q=75" xlink:type="simple" xlink:show="embed" xlink:actuate="onLoad"/><svg:title>Sakalans Now</svg:title></draw:frame></text:p>
      <text:p text:style-name="Text_20_body">collections in details, comment and lots of examples</text:p>
      <text:p text:style-name="Text_20_body">Collections in Java provide a way to store, retrieve, and manipulate groups of objects. The Java Collections Framework is a set of classes and interfaces that provide a standard way to work with collections of objects. It provides several interfaces that define the basic operations that can be performed on a collection, such as adding, removing, and retrieving elements.</text:p>
      <text:p text:style-name="Text_20_body">The most commonly used interfaces in the Collection Framework are:</text:p>
      <text:list text:style-name="L9">
        <text:list-item>
          <text:p text:style-name="P16"><text:span text:style-name="Source_20_Text">List</text:span>: A List is an ordered collection of elements, where each element has an index. The most commonly used implementation of List is ArrayList.</text:p>
        </text:list-item>
      </text:list>
      <text:p text:style-name="Preformatted_20_Text"><text:span text:style-name="Source_20_Text">List&lt;String&gt; fruits = new ArrayList&lt;&gt;();</text:span></text:p>
      <text:p text:style-name="Preformatted_20_Text"><text:span text:style-name="Source_20_Text">fruits.add("Apple");</text:span></text:p>
      <text:p text:style-name="Preformatted_20_Text"><text:span text:style-name="Source_20_Text">fruits.add("Banana");</text:span></text:p>
      <text:p text:style-name="P1"><text:span text:style-name="Source_20_Text">fruits.add("Cherry");</text:span></text:p>
      <text:list text:style-name="L10">
        <text:list-item>
          <text:p text:style-name="P17"><text:span text:style-name="Source_20_Text">Set</text:span>: A Set is a collection of unique elements, it does not allow duplicates. The most commonly used implementation of Set is HashSet.</text:p>
        </text:list-item>
      </text:list>
      <text:p text:style-name="Preformatted_20_Text"><text:span text:style-name="Source_20_Text">Set&lt;String&gt; fruits = new HashSet&lt;&gt;();</text:span></text:p>
      <text:p text:style-name="Preformatted_20_Text"><text:span text:style-name="Source_20_Text">fruits.add("Apple");</text:span></text:p>
      <text:p text:style-name="Preformatted_20_Text"><text:span text:style-name="Source_20_Text">fruits.add("Banana");</text:span></text:p>
      <text:p text:style-name="P1"><text:span text:style-name="Source_20_Text">fruits.add("Cherry");</text:span></text:p>
      <text:list text:style-name="L11">
        <text:list-item>
          <text:p text:style-name="P18"><text:span text:style-name="Source_20_Text">Map</text:span>: A Map is a collection of key-value pairs. The most commonly used implementation of Map is HashMap.</text:p>
        </text:list-item>
      </text:list>
      <text:p text:style-name="Preformatted_20_Text"><text:span text:style-name="Source_20_Text">Map&lt;String, Integer&gt; inventory = new HashMap&lt;&gt;();</text:span></text:p>
      <text:p text:style-name="Preformatted_20_Text"><text:span text:style-name="Source_20_Text">inventory.put("Apple", 10);</text:span></text:p>
      <text:p text:style-name="Preformatted_20_Text"><text:span text:style-name="Source_20_Text">inventory.put("Banana", 20);</text:span></text:p>
      <text:p text:style-name="P1"><text:span text:style-name="Source_20_Text">inventory.put("Cherry", 30);</text:span></text:p>
      <text:p text:style-name="Text_20_body">Java also provides several other collection interfaces such as <text:span text:style-name="Source_20_Text">Queue</text:span>, <text:span text:style-name="Source_20_Text">Deque</text:span>, <text:span text:style-name="Source_20_Text">SortedSet</text:span>, and <text:span text:style-name="Source_20_Text">SortedMap</text:span> with their corresponding implementation classes.</text:p>
      <text:p text:style-name="Text_20_body">In addition to the core collection interfaces, the Java Collections Framework also provides several utility classes that provide useful functionality, such as sorting, searching, and filtering. For example, the <text:span text:style-name="Source_20_Text">Collections</text:span> class provides several static methods that can be used to sort, shuffle, and reverse lists and arrays.</text:p>
      <text:p text:style-name="Preformatted_20_Text"><text:span text:style-name="Source_20_Text">List&lt;Integer&gt; numbers = Arrays.asList(3, 1, 4, 1, 5, 9);</text:span></text:p>
      <text:p text:style-name="Preformatted_20_Text"><text:span text:style-name="Source_20_Text">Collections.sort(numbers);</text:span></text:p>
      <text:p text:style-name="Preformatted_20_Text"><text:span text:style-name="Source_20_Text">System.out.println(numbers); // [1, 1, 3, 4, 5, 9]</text:span></text:p>
      <text:p text:style-name="Preformatted_20_Text"><text:span text:style-name="Source_20_Text">Collections.shuffle(numbers);</text:span></text:p>
      <text:p text:style-name="Preformatted_20_Text"><text:span text:style-name="Source_20_Text">System.out.println(numbers); // e.g. [1, 4, 1, 5, 3, 9]</text:span></text:p>
      <text:p text:style-name="Preformatted_20_Text"><text:span text:style-name="Source_20_Text">Collections.reverse(numbers);</text:span></text:p>
      <text:p text:style-name="P1"><text:span text:style-name="Source_20_Text">System.out.println(numbers); // [9, 3, 5, 1, 4, 1]</text:span></text:p>
      <text:p text:style-name="Text_20_body">The Java Collections Framework is a powerful tool for working with groups of objects, it provides several interfaces and classes that can be used</text:p>
      <text:p text:style-name="P4"><draw:frame draw:style-name="fr2" draw:name="Image49" text:anchor-type="as-char" svg:width="0.7874in" svg:height="0.3937in" draw:z-index="48"><draw:image xlink:href="Pictures/1000004E0000000000000000DB8080F90BBAFF57.svg" xlink:type="simple" xlink:show="embed" xlink:actuate="onLoad" draw:mime-type="image/svg+xml"/></draw:frame><draw:frame draw:style-name="fr1" draw:name="Image50" text:anchor-type="char" svg:x="0in" svg:width="0.0161in" svg:height="0.0161in" draw:z-index="49"><draw:image xlink:href="https://chat.openai.com/_next/image?url=https%3A%2F%2Flh3.googleusercontent.com%2Fa%2FAEdFTp711pgcCUSnH3w0bP14tiD1d4E_z50VsTveIbbz%3Ds96-c&amp;w=64&amp;q=75" xlink:type="simple" xlink:show="embed" xlink:actuate="onLoad"/><svg:title>Sakalans Now</svg:title></draw:frame></text:p>
      <text:p text:style-name="Text_20_body"><text:soft-page-break/>incomplete</text:p>
      <text:p text:style-name="Text_20_body">to store, retrieve, and manipulate collections of objects in a standard way. The core interfaces such as List, Set, and Map provide basic operations for working with collections, and the utility classes such as Collections provide additional functionality for sorting, searching, and filtering.</text:p>
      <text:p text:style-name="Text_20_body">It's also important to note that in Java 8 and above, the Collection Framework introduced new features such as stream and lambda expressions, which allow for more functional and efficient ways of working with collections. For example, the Stream API allows you to perform operations such as filtering, mapping and reducing on collections in a more functional and efficient way.</text:p>
      <text:p text:style-name="Preformatted_20_Text"><text:span text:style-name="Source_20_Text">List&lt;Integer&gt; numbers = Arrays.asList(3, 1, 4, 1, 5, 9);</text:span></text:p>
      <text:p text:style-name="Preformatted_20_Text"><text:span text:style-name="Source_20_Text">numbers.stream()</text:span></text:p>
      <text:p text:style-name="Preformatted_20_Text"><text:span text:style-name="Source_20_Text"><text:s text:c="7"/>.filter(n -&gt; n % 2 == 0)</text:span></text:p>
      <text:p text:style-name="Preformatted_20_Text"><text:span text:style-name="Source_20_Text"><text:s text:c="7"/>.map(n -&gt; n * 2)</text:span></text:p>
      <text:p text:style-name="P1"><text:span text:style-name="Source_20_Text"><text:s text:c="7"/>.forEach(System.out::println); </text:span></text:p>
      <text:p text:style-name="Text_20_body">In this example, the stream() method is used to convert the list of numbers into a stream, then filter method is used to filter out odd numbers, the map method is used to double the remaining numbers, and finally the forEach method is used to print the numbers.</text:p>
      <text:p text:style-name="Text_20_body">In summary, the Java Collections Framework provides a standard way to work with collections of objects. It provides several interfaces and classes that can be used to store, retrieve, and manipulate collections, and also provides utility classes for sorting, searching, and filtering. Additionally, the framework has been enhanced in Java 8 and above with features such as the Stream API and lambda expressions, which allow for more functional and efficient ways of working with collections.</text:p>
      <text:p text:style-name="P4"><draw:frame draw:style-name="fr2" draw:name="Image51" text:anchor-type="as-char" svg:width="0.7874in" svg:height="0.3937in" draw:z-index="50"><draw:image xlink:href="Pictures/1000004E0000000000000000DB8080F90BBAFF57.svg" xlink:type="simple" xlink:show="embed" xlink:actuate="onLoad" draw:mime-type="image/svg+xml"/></draw:frame><draw:frame draw:style-name="fr1" draw:name="Image52" text:anchor-type="char" svg:x="0in" svg:width="0.0161in" svg:height="0.0161in" draw:z-index="51"><draw:image xlink:href="https://chat.openai.com/_next/image?url=https%3A%2F%2Flh3.googleusercontent.com%2Fa%2FAEdFTp711pgcCUSnH3w0bP14tiD1d4E_z50VsTveIbbz%3Ds96-c&amp;w=64&amp;q=75" xlink:type="simple" xlink:show="embed" xlink:actuate="onLoad"/><svg:title>Sakalans Now</svg:title></draw:frame></text:p>
      <text:p text:style-name="Text_20_body">lambda expression and function</text:p>
      <text:p text:style-name="Text_20_body">A lambda expression is a concise way to represent a function in Java. It is a function without a name, that can be passed as a parameter, stored in a variable, or returned from another function.</text:p>
      <text:p text:style-name="Text_20_body">A lambda expression has the following general form:</text:p>
      <text:p text:style-name="P1"><text:span text:style-name="Source_20_Text">(parameters) -&gt; {function body}</text:span></text:p>
      <text:p text:style-name="Text_20_body">The parameters are the input to the function, and the function body is the code that gets executed when the function is called.</text:p>
      <text:p text:style-name="Text_20_body">Here is an example of a lambda expression that takes two integers as input and returns their sum:</text:p>
      <text:p text:style-name="P1"><text:span text:style-name="Source_20_Text">(int x, int y) -&gt; x + y</text:span></text:p>
      <text:p text:style-name="Text_20_body">This lambda expression can be assigned to a variable of the functional interface <text:span text:style-name="Source_20_Text">java.util.function.BiFunction&lt;T, U, R&gt;</text:span></text:p>
      <text:p text:style-name="Preformatted_20_Text"><text:span text:style-name="Source_20_Text">BiFunction&lt;Integer, Integer, Integer&gt; add = (x, y) -&gt; x + y;</text:span></text:p>
      <text:p text:style-name="Preformatted_20_Text"><text:span text:style-name="Source_20_Text">int result = add.apply(2, 3);</text:span></text:p>
      <text:p text:style-name="P1"><text:span text:style-name="Source_20_Text">System.out.println(result); <text:s/>// 5</text:span></text:p>
      <text:p text:style-name="Text_20_body">Java 8 also introduced functional interfaces, which are interfaces that have only one abstract method. These interfaces can be used to represent lambda expressions, and the most commonly <text:soft-page-break/>used functional interfaces are the ones in the <text:span text:style-name="Source_20_Text">java.util.function</text:span> package such as <text:span text:style-name="Source_20_Text">Function</text:span>, <text:span text:style-name="Source_20_Text">Consumer</text:span>, <text:span text:style-name="Source_20_Text">Predicate</text:span>, etc.</text:p>
      <text:p text:style-name="Text_20_body">A lambda expression can be used as an argument to a method, which is referred to as passing a lambda expression as a method argument. This allows you to pass behavior as data, which can lead to more flexible and reusable code.</text:p>
      <text:p text:style-name="Preformatted_20_Text"><text:span text:style-name="Source_20_Text">List&lt;String&gt; names = Arrays.asList("Alice", "Bob", "Charlie");</text:span></text:p>
      <text:p text:style-name="Preformatted_20_Text"><text:span text:style-name="Source_20_Text">names.sort((s1, s2) -&gt; s1.length() - s2.length());</text:span></text:p>
      <text:p text:style-name="P1"><text:span text:style-name="Source_20_Text">System.out.println(names); <text:s/>// [Bob, Alice, Charlie]</text:span></text:p>
      <text:p text:style-name="Text_20_body">In this example, the sort method takes a Comparator as an argument, which is a functional interface. The lambda expression passed to the sort method compares the length of two strings and returns an integer that indicates which string should come first in the sorted order.</text:p>
      <text:p text:style-name="Text_20_body">In summary, lambda expressions are a concise way to represent a function in Java. It is a function without a name, that can be passed as a parameter, stored in a variable or returned from another function. Java 8 introduced functional interfaces, which</text:p>
      <text:p text:style-name="P4"><draw:frame draw:style-name="fr2" draw:name="Image53" text:anchor-type="as-char" svg:width="0.7874in" svg:height="0.3937in" draw:z-index="52"><draw:image xlink:href="Pictures/1000004E0000000000000000DB8080F90BBAFF57.svg" xlink:type="simple" xlink:show="embed" xlink:actuate="onLoad" draw:mime-type="image/svg+xml"/></draw:frame><draw:frame draw:style-name="fr1" draw:name="Image54" text:anchor-type="char" svg:x="0in" svg:width="0.0161in" svg:height="0.0161in" draw:z-index="53"><draw:image xlink:href="https://chat.openai.com/_next/image?url=https%3A%2F%2Flh3.googleusercontent.com%2Fa%2FAEdFTp711pgcCUSnH3w0bP14tiD1d4E_z50VsTveIbbz%3Ds96-c&amp;w=64&amp;q=75" xlink:type="simple" xlink:show="embed" xlink:actuate="onLoad"/><svg:title>Sakalans Now</svg:title></draw:frame></text:p>
      <text:p text:style-name="Text_20_body">let see Enumration</text:p>
      <text:p text:style-name="Text_20_body">In Java, an enumeration is a special type of class that represents a fixed set of values. An enumeration defines a set of named constants, and each constant is an instance of the enumeration. Enumerations are typically used when a variable can only take on one of a small set of predefined values.</text:p>
      <text:p text:style-name="Text_20_body">Here is an example of an enumeration that defines a set of days of the week:</text:p>
      <text:p text:style-name="Preformatted_20_Text"><text:span text:style-name="Source_20_Text">enum Day {</text:span></text:p>
      <text:p text:style-name="Preformatted_20_Text"><text:span text:style-name="Source_20_Text"><text:s text:c="4"/>MONDAY, TUESDAY, WEDNESDAY, THURSDAY, FRIDAY, SATURDAY, SUNDAY</text:span></text:p>
      <text:p text:style-name="P1"><text:span text:style-name="Source_20_Text">}</text:span></text:p>
      <text:p text:style-name="Text_20_body">You can use the enumeration constants in your code just like any other variable. For example, you can use an enumeration constant as a switch case:</text:p>
      <text:p text:style-name="Preformatted_20_Text"><text:span text:style-name="Source_20_Text">Day day = Day.MONDAY;</text:span></text:p>
      <text:p text:style-name="Preformatted_20_Text"><text:span text:style-name="Source_20_Text">switch (day) {</text:span></text:p>
      <text:p text:style-name="Preformatted_20_Text"><text:span text:style-name="Source_20_Text"><text:s text:c="4"/>case MONDAY:</text:span></text:p>
      <text:p text:style-name="Preformatted_20_Text"><text:span text:style-name="Source_20_Text"><text:s text:c="8"/>System.out.println("Monday");</text:span></text:p>
      <text:p text:style-name="Preformatted_20_Text"><text:span text:style-name="Source_20_Text"><text:s text:c="8"/>break;</text:span></text:p>
      <text:p text:style-name="Preformatted_20_Text"><text:span text:style-name="Source_20_Text"><text:s text:c="4"/>case TUESDAY:</text:span></text:p>
      <text:p text:style-name="Preformatted_20_Text"><text:span text:style-name="Source_20_Text"><text:s text:c="8"/>System.out.println("Tuesday");</text:span></text:p>
      <text:p text:style-name="Preformatted_20_Text"><text:span text:style-name="Source_20_Text"><text:s text:c="8"/>break;</text:span></text:p>
      <text:p text:style-name="Preformatted_20_Text"><text:span text:style-name="Source_20_Text"><text:s text:c="4"/>// ...</text:span></text:p>
      <text:p text:style-name="P1"><text:span text:style-name="Source_20_Text">}</text:span></text:p>
      <text:p text:style-name="Text_20_body">You can also use the values() method to get an array of all the enumeration constants:</text:p>
      <text:p text:style-name="Preformatted_20_Text"><text:span text:style-name="Source_20_Text">Day[] days = Day.values();</text:span></text:p>
      <text:p text:style-name="Preformatted_20_Text"><text:span text:style-name="Source_20_Text">for (Day day : days) {</text:span></text:p>
      <text:p text:style-name="Preformatted_20_Text"><text:span text:style-name="Source_20_Text"><text:s text:c="4"/>System.out.println(day);</text:span></text:p>
      <text:p text:style-name="P1"><text:span text:style-name="Source_20_Text">}</text:span></text:p>
      <text:p text:style-name="Text_20_body">You can also define constructors, methods, and fields within an enumeration.</text:p>
      <text:p text:style-name="Preformatted_20_Text"><text:soft-page-break/><text:span text:style-name="Source_20_Text">enum Size {</text:span></text:p>
      <text:p text:style-name="Preformatted_20_Text"><text:span text:style-name="Source_20_Text"><text:s text:c="4"/>SMALL("S"), MEDIUM("M"), LARGE("L"), EXTRA_LARGE("XL");</text:span></text:p>
      <text:p text:style-name="Preformatted_20_Text"><text:span text:style-name="Source_20_Text"><text:s text:c="4"/>private String abbreviation;</text:span></text:p>
      <text:p text:style-name="Preformatted_20_Text"><text:span text:style-name="Source_20_Text"><text:s text:c="4"/>private Size(String abbreviation) {</text:span></text:p>
      <text:p text:style-name="Preformatted_20_Text"><text:span text:style-name="Source_20_Text"><text:s text:c="8"/>this.abbreviation = abbreviation;</text:span></text:p>
      <text:p text:style-name="Preformatted_20_Text"><text:span text:style-name="Source_20_Text"><text:s text:c="4"/>}</text:span></text:p>
      <text:p text:style-name="Preformatted_20_Text"><text:span text:style-name="Source_20_Text"><text:s text:c="4"/>public String getAbbreviation() {</text:span></text:p>
      <text:p text:style-name="Preformatted_20_Text"><text:span text:style-name="Source_20_Text"><text:s text:c="8"/>return abbreviation;</text:span></text:p>
      <text:p text:style-name="Preformatted_20_Text"><text:span text:style-name="Source_20_Text"><text:s text:c="4"/>}</text:span></text:p>
      <text:p text:style-name="P1"><text:span text:style-name="Source_20_Text">}</text:span></text:p>
      <text:p text:style-name="Text_20_body">In summary, an enumeration is a special type of class that represents a fixed set of values in Java. It defines a set of named constants, each of which is an instance of the enumeration. Enumerations are typically used when a variable can only take on one of a small set of predefined values. They can also have constructors, methods and fields like any other class.</text:p>
      <text:p text:style-name="P4"><draw:frame draw:style-name="fr2" draw:name="Image55" text:anchor-type="as-char" svg:width="0.7874in" svg:height="0.3937in" draw:z-index="54"><draw:image xlink:href="Pictures/1000004E0000000000000000DB8080F90BBAFF57.svg" xlink:type="simple" xlink:show="embed" xlink:actuate="onLoad" draw:mime-type="image/svg+xml"/></draw:frame><draw:frame draw:style-name="fr1" draw:name="Image56" text:anchor-type="char" svg:x="0in" svg:width="0.0161in" svg:height="0.0161in" draw:z-index="55"><draw:image xlink:href="https://chat.openai.com/_next/image?url=https%3A%2F%2Flh3.googleusercontent.com%2Fa%2FAEdFTp711pgcCUSnH3w0bP14tiD1d4E_z50VsTveIbbz%3Ds96-c&amp;w=64&amp;q=75" xlink:type="simple" xlink:show="embed" xlink:actuate="onLoad"/><svg:title>Sakalans Now</svg:title></draw:frame></text:p>
      <text:p text:style-name="Text_20_body">enumeration methods</text:p>
      <text:p text:style-name="Text_20_body">In addition to the values() and valueOf() methods that are automatically defined for all enumerations, you can also define your own methods within an enumeration.</text:p>
      <text:p text:style-name="Text_20_body">Here are some examples of methods that can be defined within an enumeration:</text:p>
      <text:list text:style-name="L12">
        <text:list-item>
          <text:p text:style-name="P19">A method that returns a string representation of the enumeration constant, such as a description or an abbreviation:</text:p>
        </text:list-item>
      </text:list>
      <text:p text:style-name="Preformatted_20_Text"><text:span text:style-name="Source_20_Text">enum Size {</text:span></text:p>
      <text:p text:style-name="Preformatted_20_Text"><text:span text:style-name="Source_20_Text"><text:s text:c="4"/>SMALL("S"), MEDIUM("M"), LARGE("L"), EXTRA_LARGE("XL");</text:span></text:p>
      <text:p text:style-name="Preformatted_20_Text"><text:span text:style-name="Source_20_Text"><text:s text:c="4"/>private String abbreviation;</text:span></text:p>
      <text:p text:style-name="Preformatted_20_Text"><text:span text:style-name="Source_20_Text"><text:s text:c="4"/>private Size(String abbreviation) {</text:span></text:p>
      <text:p text:style-name="Preformatted_20_Text"><text:span text:style-name="Source_20_Text"><text:s text:c="8"/>this.abbreviation = abbreviation;</text:span></text:p>
      <text:p text:style-name="Preformatted_20_Text"><text:span text:style-name="Source_20_Text"><text:s text:c="4"/>}</text:span></text:p>
      <text:p text:style-name="Preformatted_20_Text"><text:span text:style-name="Source_20_Text"><text:s text:c="4"/>public String getAbbreviation() {</text:span></text:p>
      <text:p text:style-name="Preformatted_20_Text"><text:span text:style-name="Source_20_Text"><text:s text:c="8"/>return abbreviation;</text:span></text:p>
      <text:p text:style-name="Preformatted_20_Text"><text:span text:style-name="Source_20_Text"><text:s text:c="4"/>}</text:span></text:p>
      <text:p text:style-name="P1"><text:span text:style-name="Source_20_Text">}</text:span></text:p>
      <text:list text:style-name="L13">
        <text:list-item>
          <text:p text:style-name="P20">A method that performs a specific action based on the enumeration constant:</text:p>
        </text:list-item>
      </text:list>
      <text:p text:style-name="Preformatted_20_Text"><text:span text:style-name="Source_20_Text">enum TrafficLight {</text:span></text:p>
      <text:p text:style-name="Preformatted_20_Text"><text:span text:style-name="Source_20_Text"><text:s text:c="4"/>RED, YELLOW, GREEN;</text:span></text:p>
      <text:p text:style-name="Preformatted_20_Text"><text:span text:style-name="Source_20_Text"><text:s text:c="4"/>public void proceed() {</text:span></text:p>
      <text:p text:style-name="Preformatted_20_Text"><text:span text:style-name="Source_20_Text"><text:s text:c="8"/>switch (this) {</text:span></text:p>
      <text:p text:style-name="Preformatted_20_Text"><text:span text:style-name="Source_20_Text"><text:s text:c="12"/>case RED:</text:span></text:p>
      <text:p text:style-name="Preformatted_20_Text"><text:span text:style-name="Source_20_Text"><text:s text:c="16"/>System.out.println("Stop");</text:span></text:p>
      <text:p text:style-name="Preformatted_20_Text"><text:span text:style-name="Source_20_Text"><text:s text:c="16"/>break;</text:span></text:p>
      <text:p text:style-name="Preformatted_20_Text"><text:span text:style-name="Source_20_Text"><text:s text:c="12"/>case YELLOW:</text:span></text:p>
      <text:p text:style-name="Preformatted_20_Text"><text:span text:style-name="Source_20_Text"><text:s text:c="16"/>System.out.println("Slow down");</text:span></text:p>
      <text:p text:style-name="Preformatted_20_Text"><text:span text:style-name="Source_20_Text"><text:s text:c="16"/>break;</text:span></text:p>
      <text:p text:style-name="Preformatted_20_Text"><text:span text:style-name="Source_20_Text"><text:s text:c="12"/>case GREEN:</text:span></text:p>
      <text:p text:style-name="Preformatted_20_Text"><text:span text:style-name="Source_20_Text"><text:s text:c="16"/>System.out.println("Go");</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list text:style-name="L14">
        <text:list-item>
          <text:p text:style-name="P21">A method that returns a value based on the enumeration constant:</text:p>
        </text:list-item>
      </text:list>
      <text:p text:style-name="Preformatted_20_Text"><text:soft-page-break/><text:span text:style-name="Source_20_Text">enum Size {</text:span></text:p>
      <text:p text:style-name="Preformatted_20_Text"><text:span text:style-name="Source_20_Text"><text:s text:c="4"/>SMALL, MEDIUM, LARGE, EXTRA_LARGE;</text:span></text:p>
      <text:p text:style-name="Preformatted_20_Text"><text:span text:style-name="Source_20_Text"><text:s text:c="4"/>public int getSizeCode() {</text:span></text:p>
      <text:p text:style-name="Preformatted_20_Text"><text:span text:style-name="Source_20_Text"><text:s text:c="8"/>return ordinal();</text:span></text:p>
      <text:p text:style-name="Preformatted_20_Text"><text:span text:style-name="Source_20_Text"><text:s text:c="4"/>}</text:span></text:p>
      <text:p text:style-name="P1"><text:span text:style-name="Source_20_Text">}</text:span></text:p>
      <text:p text:style-name="Text_20_body">In this example, the getSizeCode() method returns the ordinal value of the enumeration constant, which is the position of the constant in the enum definition.</text:p>
      <text:p text:style-name="Text_20_body">You can also define fields and constructors within an enumeration, and you can also override methods inherited from the Enum class.</text:p>
      <text:p text:style-name="Text_20_body">It's worth noting that in general, it's recommended to use Enumeration only when the number of possible values is fixed and small, otherwise use a class or an interface.</text:p>
      <text:p text:style-name="P4"><draw:frame draw:style-name="fr2" draw:name="Image57" text:anchor-type="as-char" svg:width="0.7874in" svg:height="0.3937in" draw:z-index="56"><draw:image xlink:href="Pictures/1000004E0000000000000000DB8080F90BBAFF57.svg" xlink:type="simple" xlink:show="embed" xlink:actuate="onLoad" draw:mime-type="image/svg+xml"/></draw:frame><draw:frame draw:style-name="fr1" draw:name="Image58" text:anchor-type="char" svg:x="0in" svg:width="0.0161in" svg:height="0.0161in" draw:z-index="57"><draw:image xlink:href="https://chat.openai.com/_next/image?url=https%3A%2F%2Flh3.googleusercontent.com%2Fa%2FAEdFTp711pgcCUSnH3w0bP14tiD1d4E_z50VsTveIbbz%3Ds96-c&amp;w=64&amp;q=75" xlink:type="simple" xlink:show="embed" xlink:actuate="onLoad"/><svg:title>Sakalans Now</svg:title></draw:frame></text:p>
      <text:p text:style-name="Text_20_body">anotation</text:p>
      <text:p text:style-name="Text_20_body">In Java, an annotation is a form of metadata that can be added to classes, methods, variables, and other program elements. An annotation provides additional information about the element it is applied to, but it does not change the way the element works.</text:p>
      <text:p text:style-name="Text_20_body">Annotations are defined using the <text:span text:style-name="Source_20_Text">@interface</text:span> keyword, and they can have elements that are defined using methods. For example:</text:p>
      <text:p text:style-name="Preformatted_20_Text"><text:span text:style-name="Source_20_Text">@Retention(RetentionPolicy.RUNTIME)</text:span></text:p>
      <text:p text:style-name="Preformatted_20_Text"><text:span text:style-name="Source_20_Text">@Target(ElementType.METHOD)</text:span></text:p>
      <text:p text:style-name="Preformatted_20_Text"><text:span text:style-name="Source_20_Text">public @interface Test {</text:span></text:p>
      <text:p text:style-name="Preformatted_20_Text"><text:span text:style-name="Source_20_Text"><text:s text:c="4"/>public boolean enabled() default true;</text:span></text:p>
      <text:p text:style-name="P1"><text:span text:style-name="Source_20_Text">}</text:span></text:p>
      <text:p text:style-name="Text_20_body">Annotations can be applied to program elements using the <text:span text:style-name="Source_20_Text">@</text:span> symbol, for example</text:p>
      <text:p text:style-name="Preformatted_20_Text"><text:span text:style-name="Source_20_Text">@Test(enabled = false)</text:span></text:p>
      <text:p text:style-name="Preformatted_20_Text"><text:span text:style-name="Source_20_Text">public void testMethod() {</text:span></text:p>
      <text:p text:style-name="Preformatted_20_Text"><text:span text:style-name="Source_20_Text"><text:s text:c="4"/>// implementation</text:span></text:p>
      <text:p text:style-name="P1"><text:span text:style-name="Source_20_Text">}</text:span></text:p>
      <text:p text:style-name="Text_20_body">Java provides several built-in annotations that can be used to provide information to the compiler and the runtime environment, such as <text:span text:style-name="Source_20_Text">@Override</text:span>, <text:span text:style-name="Source_20_Text">@Deprecated</text:span>, <text:span text:style-name="Source_20_Text">@SuppressWarnings</text:span>, etc.</text:p>
      <text:p text:style-name="Text_20_body">Java also provides several annotations for providing meta-data for code generation, such as @Nullable, @Nonnull, @NotNull, etc.</text:p>
      <text:p text:style-name="Text_20_body">Java also provides several annotations that are used by frameworks and libraries such as Spring, JPA, JUnit, etc. For example, <text:span text:style-name="Source_20_Text">@Autowired</text:span>, <text:span text:style-name="Source_20_Text">@Entity</text:span>, <text:span text:style-name="Source_20_Text">@Test</text:span> are some of the annotations used by Spring, JPA and JUnit frameworks respectively.</text:p>
      <text:p text:style-name="Text_20_body">In summary, Annotation is a form of metadata that can be added to classes, methods, variables, and other program elements in Java. They provide additional information about the element they are applied to, but do not change the way the element works. Java provides several built-in annotations and also several annotations are used by frameworks and libraries, such as Spring, JPA, JUnit, etc</text:p>
      <text:p text:style-name="P4"><text:soft-page-break/><draw:frame draw:style-name="fr2" draw:name="Image59" text:anchor-type="as-char" svg:width="0.7874in" svg:height="0.3937in" draw:z-index="58"><draw:image xlink:href="Pictures/1000004E0000000000000000DB8080F90BBAFF57.svg" xlink:type="simple" xlink:show="embed" xlink:actuate="onLoad" draw:mime-type="image/svg+xml"/></draw:frame><draw:frame draw:style-name="fr1" draw:name="Image60" text:anchor-type="char" svg:x="0in" svg:width="0.0161in" svg:height="0.0161in" draw:z-index="59"><draw:image xlink:href="https://chat.openai.com/_next/image?url=https%3A%2F%2Flh3.googleusercontent.com%2Fa%2FAEdFTp711pgcCUSnH3w0bP14tiD1d4E_z50VsTveIbbz%3Ds96-c&amp;w=64&amp;q=75" xlink:type="simple" xlink:show="embed" xlink:actuate="onLoad"/><svg:title>Sakalans Now</svg:title></draw:frame></text:p>
      <text:p text:style-name="Text_20_body">reflection</text:p>
      <text:p text:style-name="Text_20_body">In Java, reflection is the ability of a program to examine and modify the structure and behavior of itself at runtime.</text:p>
      <text:p text:style-name="Text_20_body">The <text:span text:style-name="Source_20_Text">java.lang.reflect</text:span> package provides the necessary classes and interfaces for reflection. Some of the key classes in the package are:</text:p>
      <text:list text:style-name="L15">
        <text:list-item>
          <text:p text:style-name="P22"><text:span text:style-name="Source_20_Text">Class</text:span>: Represents a class or interface in the running program. You can use the <text:span text:style-name="Source_20_Text">forName</text:span> method to load a class by its name, and then use the <text:span text:style-name="Source_20_Text">newInstance</text:span> method to create a new instance of the class.</text:p>
        </text:list-item>
      </text:list>
      <text:p text:style-name="Preformatted_20_Text"><text:span text:style-name="Source_20_Text">Class clazz = Class.forName("java.util.ArrayList");</text:span></text:p>
      <text:p text:style-name="P1"><text:span text:style-name="Source_20_Text">ArrayList list = (ArrayList) clazz.newInstance();</text:span></text:p>
      <text:list text:style-name="L16">
        <text:list-item>
          <text:p text:style-name="P23"><text:span text:style-name="Source_20_Text">Field</text:span>: Represents a field (i.e. a variable) of a class or an interface. You can use the <text:span text:style-name="Source_20_Text">get</text:span> and <text:span text:style-name="Source_20_Text">set</text:span> methods to read and write the value of a field, respectively.</text:p>
        </text:list-item>
      </text:list>
      <text:p text:style-name="Preformatted_20_Text"><text:span text:style-name="Source_20_Text">Field field = clazz.getField("size");</text:span></text:p>
      <text:p text:style-name="Preformatted_20_Text"><text:span text:style-name="Source_20_Text">int size = field.getInt(list);</text:span></text:p>
      <text:p text:style-name="P1"><text:span text:style-name="Source_20_Text">field.setInt(list, size + 1);</text:span></text:p>
      <text:list text:style-name="L17">
        <text:list-item>
          <text:p text:style-name="P24"><text:span text:style-name="Source_20_Text">Method</text:span>: Represents a method of a class or an interface. You can use the <text:span text:style-name="Source_20_Text">invoke</text:span> method to call the method.</text:p>
        </text:list-item>
      </text:list>
      <text:p text:style-name="Preformatted_20_Text"><text:span text:style-name="Source_20_Text">Method method = clazz.getMethod("add", Object.class);</text:span></text:p>
      <text:p text:style-name="P1"><text:span text:style-name="Source_20_Text">method.invoke(list, "item");</text:span></text:p>
      <text:list text:style-name="L18">
        <text:list-item>
          <text:p text:style-name="P25"><text:span text:style-name="Source_20_Text">Constructor</text:span>: Represents a constructor of a class. You can use the <text:span text:style-name="Source_20_Text">newInstance</text:span> method to create a new instance of the class using a constructor.</text:p>
        </text:list-item>
      </text:list>
      <text:p text:style-name="Preformatted_20_Text"><text:span text:style-name="Source_20_Text">Constructor constructor = clazz.getConstructor();</text:span></text:p>
      <text:p text:style-name="P1"><text:span text:style-name="Source_20_Text">ArrayList list = (ArrayList) constructor.newInstance();</text:span></text:p>
      <text:p text:style-name="Text_20_body">Reflection allows you to write code that is more dynamic and flexible, because it can examine and modify the structure and behavior of the program at runtime. However, it also comes with some drawbacks, such as increased complexity, decreased performance, and reduced security. So, it's recommended to use reflection only when it's really needed and to be careful when using it.</text:p>
      <text:p text:style-name="Text_20_body">In summary, Reflection is the ability of a program to examine and modify the structure and behavior of itself at runtime. The <text:span text:style-name="Source_20_Text">java.lang.reflect</text:span> package provides the necessary classes and interfaces for reflection such as <text:span text:style-name="Source_20_Text">Class</text:span>, <text:span text:style-name="Source_20_Text">Field</text:span>, <text:span text:style-name="Source_20_Text">Method</text:span>, <text:span text:style-name="Source_20_Text">Constructor</text:span>, etc. It allows you to write code that is more dynamic and flexible but also has some drawbacks such as increased complexity, decreased performance, and reduced security. So, it's recommended to use reflection only when it's really needed and be careful when using it.</text:p>
      <text:p text:style-name="P4"><draw:frame draw:style-name="fr2" draw:name="Image61" text:anchor-type="as-char" svg:width="0.7874in" svg:height="0.3937in" draw:z-index="60"><draw:image xlink:href="Pictures/1000004E0000000000000000DB8080F90BBAFF57.svg" xlink:type="simple" xlink:show="embed" xlink:actuate="onLoad" draw:mime-type="image/svg+xml"/></draw:frame><draw:frame draw:style-name="fr1" draw:name="Image62" text:anchor-type="char" svg:x="0in" svg:width="0.0161in" svg:height="0.0161in" draw:z-index="61"><draw:image xlink:href="https://chat.openai.com/_next/image?url=https%3A%2F%2Flh3.googleusercontent.com%2Fa%2FAEdFTp711pgcCUSnH3w0bP14tiD1d4E_z50VsTveIbbz%3Ds96-c&amp;w=64&amp;q=75" xlink:type="simple" xlink:show="embed" xlink:actuate="onLoad"/><svg:title>Sakalans Now</svg:title></draw:frame></text:p>
      <text:p text:style-name="Text_20_body">concurrency</text:p>
      <text:p text:style-name="Text_20_body"><text:soft-page-break/>In Java, concurrency refers to the ability of a program to execute multiple threads of execution simultaneously. This can be useful for improving the performance and responsiveness of a program, especially when dealing with tasks that can be executed independently or in parallel.</text:p>
      <text:p text:style-name="Text_20_body">Java provides a built-in concurrency library, the <text:span text:style-name="Source_20_Text">java.util.concurrent</text:span> package, which provides several classes and interfaces for dealing with concurrency, including:</text:p>
      <text:list text:style-name="L19">
        <text:list-item>
          <text:p text:style-name="P26"><text:span text:style-name="Source_20_Text">Thread</text:span>: Represents a separate thread of execution. You can create a new thread by extending the Thread class or by implementing the Runnable interface.</text:p>
        </text:list-item>
      </text:list>
      <text:p text:style-name="Preformatted_20_Text"><text:span text:style-name="Source_20_Text">Thread t = new Thread(new Runnable() {</text:span></text:p>
      <text:p text:style-name="Preformatted_20_Text"><text:span text:style-name="Source_20_Text"><text:s text:c="4"/>public void run() {</text:span></text:p>
      <text:p text:style-name="Preformatted_20_Text"><text:span text:style-name="Source_20_Text"><text:s text:c="8"/>// code to be executed in the new thread</text:span></text:p>
      <text:p text:style-name="Preformatted_20_Text"><text:span text:style-name="Source_20_Text"><text:s text:c="4"/>}</text:span></text:p>
      <text:p text:style-name="Preformatted_20_Text"><text:span text:style-name="Source_20_Text">});</text:span></text:p>
      <text:p text:style-name="P1"><text:span text:style-name="Source_20_Text">t.start();</text:span></text:p>
      <text:list text:style-name="L20">
        <text:list-item>
          <text:p text:style-name="P27"><text:span text:style-name="Source_20_Text">Executor</text:span>: An abstraction for managing a group of threads. The Executor interface provides a way to execute Runnable tasks asynchronously. The Executors class provides several factory methods for creating different types of Executors, such as fixed thread pool, cached thread pool, and single thread executor.</text:p>
        </text:list-item>
      </text:list>
      <text:p text:style-name="Preformatted_20_Text"><text:span text:style-name="Source_20_Text">Executor executor = Executors.newFixedThreadPool(5);</text:span></text:p>
      <text:p text:style-name="Preformatted_20_Text"><text:span text:style-name="Source_20_Text">executor.execute(new Runnable() {</text:span></text:p>
      <text:p text:style-name="Preformatted_20_Text"><text:span text:style-name="Source_20_Text"><text:s text:c="4"/>public void run() {</text:span></text:p>
      <text:p text:style-name="Preformatted_20_Text"><text:span text:style-name="Source_20_Text"><text:s text:c="8"/>// code to be executed in a new thread</text:span></text:p>
      <text:p text:style-name="Preformatted_20_Text"><text:span text:style-name="Source_20_Text"><text:s text:c="4"/>}</text:span></text:p>
      <text:p text:style-name="P1"><text:span text:style-name="Source_20_Text">});</text:span></text:p>
      <text:list text:style-name="L21">
        <text:list-item>
          <text:p text:style-name="P28"><text:span text:style-name="Source_20_Text">Future</text:span>: Represents the result of an asynchronous computation. A Future can be used to check if a computation is complete, retrieve the result of the computation, or cancel the computation.</text:p>
        </text:list-item>
      </text:list>
      <text:p text:style-name="Preformatted_20_Text"><text:span text:style-name="Source_20_Text">Executor executor = Executors.newSingleThreadExecutor();</text:span></text:p>
      <text:p text:style-name="Preformatted_20_Text"><text:span text:style-name="Source_20_Text">Future&lt;Integer&gt; future = executor.submit(new Callable&lt;Integer&gt;() {</text:span></text:p>
      <text:p text:style-name="Preformatted_20_Text"><text:span text:style-name="Source_20_Text"><text:s text:c="4"/>public Integer call() {</text:span></text:p>
      <text:p text:style-name="Preformatted_20_Text"><text:span text:style-name="Source_20_Text"><text:s text:c="8"/>// code to be executed in a new thread</text:span></text:p>
      <text:p text:style-name="Preformatted_20_Text"><text:span text:style-name="Source_20_Text"><text:s text:c="8"/>return 42;</text:span></text:p>
      <text:p text:style-name="Preformatted_20_Text"><text:span text:style-name="Source_20_Text"><text:s text:c="4"/>}</text:span></text:p>
      <text:p text:style-name="Preformatted_20_Text"><text:span text:style-name="Source_20_Text">});</text:span></text:p>
      <text:p text:style-name="P1"><text:span text:style-name="Source_20_Text">System.out.println(future.get()); // prints 42</text:span></text:p>
      <text:list text:style-name="L22">
        <text:list-item>
          <text:p text:style-name="P29"><text:span text:style-name="Source_20_Text">Synchronized Collections</text:span>: Java provides several synchronized versions of its collections classes, such as <text:span text:style-name="Source_20_Text">Collections.synchronizedList</text:span>, <text:span text:style-name="Source_20_Text">Collections.synchronizedSet</text:span>, <text:span text:style-name="Source_20_Text">Collections.synchronizedMap</text:span>, etc. These classes provide thread-safe versions of their respective collections classes.</text:p>
        </text:list-item>
      </text:list>
      <text:p text:style-name="P1"><text:span text:style-name="Source_20_Text">List&lt;Integer&gt; list = Collections.synchronizedList(new ArrayList&lt;Integer&gt;());</text:span></text:p>
      <text:p text:style-name="Text_20_body">In summary, concurrency refers to the ability of a program to execute multiple threads of execution simultaneously. Java provides a built-in concurrency library, the <text:span text:style-name="Source_20_Text">java.util.concurrent</text:span> package, which provides several classes and interfaces for dealing with concurrency, such as <text:span text:style-name="Source_20_Text">Thread</text:span>, <text:span text:style-name="Source_20_Text">Executor</text:span>, <text:span text:style-name="Source_20_Text">Future</text:span>, <text:span text:style-name="Source_20_Text">Synchronized Collections</text:span>, etc. These classes and interfaces can be used to create and manage threads, execute tasks asynchronously, retrieve the results of asynchronous computations, and provide thread-safe versions of collections.</text:p>
      <text:p text:style-name="P4"><text:soft-page-break/><draw:frame draw:style-name="fr2" draw:name="Image63" text:anchor-type="as-char" svg:width="0.7874in" svg:height="0.3937in" draw:z-index="62"><draw:image xlink:href="Pictures/1000004E0000000000000000DB8080F90BBAFF57.svg" xlink:type="simple" xlink:show="embed" xlink:actuate="onLoad" draw:mime-type="image/svg+xml"/></draw:frame><draw:frame draw:style-name="fr1" draw:name="Image64" text:anchor-type="char" svg:x="0in" svg:width="0.0161in" svg:height="0.0161in" draw:z-index="63"><draw:image xlink:href="https://chat.openai.com/_next/image?url=https%3A%2F%2Flh3.googleusercontent.com%2Fa%2FAEdFTp711pgcCUSnH3w0bP14tiD1d4E_z50VsTveIbbz%3Ds96-c&amp;w=64&amp;q=75" xlink:type="simple" xlink:show="embed" xlink:actuate="onLoad"/><svg:title>Sakalans Now</svg:title></draw:frame></text:p>
      <text:p text:style-name="Text_20_body">stream</text:p>
      <text:p text:style-name="Text_20_body">In Java 8, the Stream API was introduced as a way to perform functional-style operations on collections of data. A Stream represents a sequence of elements and supports various intermediate and terminal operations to perform computations upon those elements.</text:p>
      <text:p text:style-name="Text_20_body">Here is an example of how to use streams:</text:p>
      <text:p text:style-name="Preformatted_20_Text"><text:span text:style-name="Source_20_Text">List&lt;Integer&gt; numbers = Arrays.asList(1, 2, 3, 4, 5, 6, 7, 8, 9, 10);</text:span></text:p>
      <text:p text:style-name="Preformatted_20_Text"/>
      <text:p text:style-name="Preformatted_20_Text"><text:span text:style-name="Source_20_Text">// Intermediate operations</text:span></text:p>
      <text:p text:style-name="Preformatted_20_Text"><text:span text:style-name="Source_20_Text">Stream&lt;Integer&gt; evenNumbers = numbers.stream().filter(n -&gt; n % 2 == 0);</text:span></text:p>
      <text:p text:style-name="Preformatted_20_Text"/>
      <text:p text:style-name="Preformatted_20_Text"><text:span text:style-name="Source_20_Text">// Terminal operations</text:span></text:p>
      <text:p text:style-name="P1"><text:span text:style-name="Source_20_Text">evenNumbers.forEach(System.out::println);</text:span></text:p>
      <text:p text:style-name="Text_20_body">In this example, the <text:span text:style-name="Source_20_Text">numbers.stream()</text:span> call returns a stream of integers, and the <text:span text:style-name="Source_20_Text">filter</text:span> method is used as an intermediate operation to filter out the even numbers from the stream. The <text:span text:style-name="Source_20_Text">forEach</text:span> method is used as a terminal operation to print out the even numbers.</text:p>
      <text:p text:style-name="Text_20_body">Here are some of the other intermediate and terminal operations that can be performed on streams:</text:p>
      <text:list text:style-name="L23">
        <text:list-item>
          <text:p text:style-name="P31">Intermediate operations:</text:p>
          <text:list>
            <text:list-item>
              <text:p text:style-name="P31"><text:span text:style-name="Source_20_Text">filter</text:span>: selects elements that match a given predicate</text:p>
            </text:list-item>
            <text:list-item>
              <text:p text:style-name="P31"><text:span text:style-name="Source_20_Text">map</text:span>: applies a function to each element and returns a new stream</text:p>
            </text:list-item>
            <text:list-item>
              <text:p text:style-name="P31"><text:span text:style-name="Source_20_Text">sorted</text:span>: sorts the elements according to a natural or a provided comparator</text:p>
            </text:list-item>
            <text:list-item>
              <text:p text:style-name="P31"><text:span text:style-name="Source_20_Text">distinct</text:span>: removes duplicate elements</text:p>
            </text:list-item>
            <text:list-item>
              <text:p text:style-name="P31"><text:span text:style-name="Source_20_Text">peek</text:span>: performs a given action on each element as they are consumed</text:p>
            </text:list-item>
          </text:list>
        </text:list-item>
        <text:list-item>
          <text:p text:style-name="P31">Terminal operations:</text:p>
          <text:list>
            <text:list-item>
              <text:p text:style-name="P31"><text:span text:style-name="Source_20_Text">forEach</text:span>: performs a given action on each element</text:p>
            </text:list-item>
            <text:list-item>
              <text:p text:style-name="P31"><text:span text:style-name="Source_20_Text">count</text:span>: returns the number of elements</text:p>
            </text:list-item>
            <text:list-item>
              <text:p text:style-name="P31"><text:span text:style-name="Source_20_Text">min</text:span>: returns the minimum element according to a natural or a provided comparator</text:p>
            </text:list-item>
            <text:list-item>
              <text:p text:style-name="P31"><text:span text:style-name="Source_20_Text">max</text:span>: returns the maximum element according to a natural or a provided comparator</text:p>
            </text:list-item>
            <text:list-item>
              <text:p text:style-name="P30"><text:span text:style-name="Source_20_Text">collect</text:span>: collects the elements into a container such as a list or a set</text:p>
            </text:list-item>
          </text:list>
        </text:list-item>
      </text:list>
      <text:p text:style-name="Text_20_body">Streams can also be parallelized, which allows you to perform operations on multiple threads in order to improve performance on large data sets.</text:p>
      <text:p text:style-name="Text_20_body">In summary, the Stream API is introduced in Java 8 as a way to perform functional-style operations on collections of data. A Stream represents a sequence of elements and supports various intermediate and terminal operations to perform computations upon those elements. Streams can also be parallelized, which allows you to perform operations on multiple threads in order to improve performance on large data se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5:45:19.375993411</meta:creation-date>
    <dc:date>2023-01-14T15:45:53.860191244</dc:date>
    <meta:editing-duration>PT35S</meta:editing-duration>
    <meta:editing-cycles>1</meta:editing-cycles>
    <meta:document-statistic meta:table-count="0" meta:image-count="64" meta:object-count="0" meta:page-count="24" meta:paragraph-count="662" meta:word-count="8112" meta:character-count="51394" meta:non-whitespace-character-count="42880"/>
    <meta:generator>LibreOffice/7.4.2.3$Linux_X86_64 LibreOffice_project/40$Build-3</meta:generator>
  </office:meta>
</office:document-meta>
</file>